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9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page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non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cbffc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0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6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8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9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10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ff"/>
    </style:style>
    <style:style style:name="ce34" style:family="table-cell" style:parent-style-name="Default">
      <style:table-cell-properties fo:border-bottom="none" fo:background-color="#ccccff" fo:border-left="0.0008in solid #000000" fo:border-right="0.0008in solid #000000" fo:border-top="0.0008in solid #000000"/>
    </style:style>
    <style:style style:name="ce35" style:family="table-cell" style:parent-style-name="Default">
      <style:table-cell-properties fo:border-bottom="0.0008in solid #000000" fo:background-color="#ccccff" fo:border-left="0.0008in solid #000000" fo:border-right="0.0008in solid #000000" fo:border-top="none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9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40" style:family="table-cell" style:parent-style-name="Default">
      <style:table-cell-properties fo:border-bottom="0.0008in solid #000000" fo:background-color="#e6e6e6" fo:border-left="0.0008in solid #000000" fo:border-right="0.0008in solid #000000" fo:border-top="none"/>
    </style:style>
    <style:style style:name="ce41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43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0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-ranges="Sheet1.A1:Sheet1.G43 Sheet1.A45:Sheet1.H94 Sheet1.I1:Sheet1.Q33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Ruby Data Stores, updated 2009-08-11</text:p>
          </table:table-cell>
          <table:table-cell table:style-name="ce7" table:number-columns-repeated="6"/>
          <table:table-cell table:number-columns-repeated="2"/>
          <table:table-cell table:style-name="ce36" office:value-type="string">
            <text:p>Scoring system:</text:p>
          </table:table-cell>
          <table:table-cell table:number-columns-repeated="7"/>
        </table:table-row>
        <table:table-row table:style-name="ro2">
          <table:table-cell table:style-name="ce2"/>
          <table:table-cell table:style-name="ce7" table:number-columns-repeated="6"/>
          <table:table-cell table:number-columns-repeated="10"/>
        </table:table-row>
        <table:table-row table:style-name="ro2">
          <table:table-cell table:style-name="ce3"/>
          <table:table-cell table:style-name="ce8" office:value-type="string">
            <text:p>Memcache</text:p>
          </table:table-cell>
          <table:table-cell table:style-name="ce8" office:value-type="string">
            <text:p>CouchDB</text:p>
          </table:table-cell>
          <table:table-cell table:style-name="ce8" office:value-type="string">
            <text:p>TokyoTyrant</text:p>
          </table:table-cell>
          <table:table-cell table:style-name="ce8" office:value-type="string">
            <text:p>MongoDB</text:p>
          </table:table-cell>
          <table:table-cell table:style-name="ce8" office:value-type="string">
            <text:p>PostgreSQL</text:p>
          </table:table-cell>
          <table:table-cell table:style-name="ce8" office:value-type="string">
            <text:p>MySQL</text:p>
          </table:table-cell>
          <table:table-cell/>
          <table:table-cell table:style-name="ce33" office:value-type="string">
            <text:p>Value for X:</text:p>
          </table:table-cell>
          <table:table-cell table:style-name="ce3"/>
          <table:table-cell table:style-name="ce38" office:value-type="string">
            <text:p>Weights</text:p>
          </table:table-cell>
          <table:table-cell table:style-name="ce42" office:value-type="string">
            <text:p>Memcache</text:p>
          </table:table-cell>
          <table:table-cell table:style-name="ce42" office:value-type="string">
            <text:p>CouchDB</text:p>
          </table:table-cell>
          <table:table-cell table:style-name="ce42" office:value-type="string">
            <text:p>Tokyo Tyrant</text:p>
          </table:table-cell>
          <table:table-cell table:style-name="ce42" office:value-type="string">
            <text:p>MongoDB</text:p>
          </table:table-cell>
          <table:table-cell table:style-name="ce42" office:value-type="string">
            <text:p>PostgreSQL</text:p>
          </table:table-cell>
          <table:table-cell table:style-name="ce42" office:value-type="string">
            <text:p>MySQL</text:p>
          </table:table-cell>
        </table:table-row>
        <table:table-row table:style-name="ro2">
          <table:table-cell table:style-name="ce3" office:value-type="string">
            <text:p>Persistent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/>
          <table:table-cell table:style-name="ce34" office:value-type="string">
            <text:p>Y</text:p>
          </table:table-cell>
          <table:table-cell table:style-name="ce3" table:formula="of:=[$Sheet1.$A$4]" office:value-type="string" office:string-value="Persistent">
            <text:p>Persistent</text:p>
          </table:table-cell>
          <table:table-cell table:style-name="ce39" office:value-type="float" office:value="100">
            <text:p>100</text:p>
          </table:table-cell>
          <table:table-cell table:style-name="ce39" table:formula="of:=IF(EXACT(&quot;Y&quot;;[.B4]);[.$K4]*[.$I$5];IF(EXACT(&quot;N&quot;;[.B4]);[.$K4]*[.$I$7];[.$K4]*[.$I$9]))" office:value-type="float" office:value="0">
            <text:p>0</text:p>
          </table:table-cell>
          <table:table-cell table:style-name="ce39" table:formula="of:=IF(EXACT(&quot;Y&quot;;[.C4]);[.$K4]*[.$I$5];IF(EXACT(&quot;N&quot;;[.C4]);[.$K4]*[.$I$7];[.$K4]*[.$I$9]))" office:value-type="float" office:value="100">
            <text:p>100</text:p>
          </table:table-cell>
          <table:table-cell table:style-name="ce39" table:formula="of:=IF(EXACT(&quot;Y&quot;;[.D4]);[.$K4]*[.$I$5];IF(EXACT(&quot;N&quot;;[.D4]);[.$K4]*[.$I$7];[.$K4]*[.$I$9]))" office:value-type="float" office:value="100">
            <text:p>100</text:p>
          </table:table-cell>
          <table:table-cell table:style-name="ce39" table:formula="of:=IF(EXACT(&quot;Y&quot;;[.E4]);[.$K4]*[.$I$5];IF(EXACT(&quot;N&quot;;[.E4]);[.$K4]*[.$I$7];[.$K4]*[.$I$9]))" office:value-type="float" office:value="100">
            <text:p>100</text:p>
          </table:table-cell>
          <table:table-cell table:style-name="ce39" table:formula="of:=IF(EXACT(&quot;Y&quot;;[.F4]);[.$K4]*[.$I$5];IF(EXACT(&quot;N&quot;;[.F4]);[.$K4]*[.$I$7];[.$K4]*[.$I$9]))" office:value-type="float" office:value="100">
            <text:p>100</text:p>
          </table:table-cell>
          <table:table-cell table:style-name="ce39" table:formula="of:=IF(EXACT(&quot;Y&quot;;[.G4]);[.$K4]*[.$I$5];IF(EXACT(&quot;N&quot;;[.G4]);[.$K4]*[.$I$7];[.$K4]*[.$I$9]))" office:value-type="float" office:value="100">
            <text:p>100</text:p>
          </table:table-cell>
        </table:table-row>
        <table:table-row table:style-name="ro2">
          <table:table-cell table:style-name="ce4" office:value-type="string">
            <text:p>Schema replication</text:p>
          </table:table-cell>
          <table:table-cell table:number-columns-repeated="4"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4]</text:p>
          </table:table-cell>
          <table:table-cell/>
          <table:table-cell table:style-name="ce35" office:value-type="float" office:value="1">
            <text:p>1</text:p>
          </table:table-cell>
          <table:table-cell table:style-name="ce2" table:formula="of:=[$Sheet1.$A$5]" office:value-type="string" office:string-value="Schema replication">
            <text:p>Schema replication</text:p>
          </table:table-cell>
          <table:table-cell table:style-name="ce39" office:value-type="float" office:value="30">
            <text:p>30</text:p>
          </table:table-cell>
          <table:table-cell table:style-name="ce39" table:formula="of:=IF(EXACT(&quot;Y&quot;;[.B5]);[.$K5]*[.$I$5];IF(EXACT(&quot;N&quot;;[.B5]);[.$K5]*[.$I$7];[.$K5]*[.$I$9]))" office:value-type="float" office:value="30">
            <text:p>30</text:p>
          </table:table-cell>
          <table:table-cell table:style-name="ce39" table:formula="of:=IF(EXACT(&quot;Y&quot;;[.C5]);[.$K5]*[.$I$5];IF(EXACT(&quot;N&quot;;[.C5]);[.$K5]*[.$I$7];[.$K5]*[.$I$9]))" office:value-type="float" office:value="30">
            <text:p>30</text:p>
          </table:table-cell>
          <table:table-cell table:style-name="ce39" table:formula="of:=IF(EXACT(&quot;Y&quot;;[.D5]);[.$K5]*[.$I$5];IF(EXACT(&quot;N&quot;;[.D5]);[.$K5]*[.$I$7];[.$K5]*[.$I$9]))" office:value-type="float" office:value="30">
            <text:p>30</text:p>
          </table:table-cell>
          <table:table-cell table:style-name="ce39" table:formula="of:=IF(EXACT(&quot;Y&quot;;[.E5]);[.$K5]*[.$I$5];IF(EXACT(&quot;N&quot;;[.E5]);[.$K5]*[.$I$7];[.$K5]*[.$I$9]))" office:value-type="float" office:value="30">
            <text:p>30</text:p>
          </table:table-cell>
          <table:table-cell table:style-name="ce39" table:formula="of:=IF(EXACT(&quot;Y&quot;;[.F5]);[.$K5]*[.$I$5];IF(EXACT(&quot;N&quot;;[.F5]);[.$K5]*[.$I$7];[.$K5]*[.$I$9]))" office:value-type="float" office:value="0">
            <text:p>0</text:p>
          </table:table-cell>
          <table:table-cell table:style-name="ce39" table:formula="of:=IF(EXACT(&quot;Y&quot;;[.G5]);[.$K5]*[.$I$5];IF(EXACT(&quot;N&quot;;[.G5]);[.$K5]*[.$I$7];[.$K5]*[.$I$9]))" office:value-type="float" office:value="15">
            <text:p>15</text:p>
          </table:table-cell>
        </table:table-row>
        <table:table-row table:style-name="ro2">
          <table:table-cell table:style-name="ce4" office:value-type="string">
            <text:p>Easy to install</text:p>
          </table:table-cell>
          <table:table-cell table:number-columns-repeated="6" table:style-name="ce10" office:value-type="string">
            <text:p>Y</text:p>
          </table:table-cell>
          <table:table-cell/>
          <table:table-cell table:style-name="ce34" office:value-type="string">
            <text:p>N</text:p>
          </table:table-cell>
          <table:table-cell table:style-name="ce4" table:formula="of:=[$Sheet1.$A$6]" office:value-type="string" office:string-value="Easy to install">
            <text:p>Easy to install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6]);[.$K6]*[.$I$5];IF(EXACT(&quot;N&quot;;[.B6]);[.$K6]*[.$I$7];[.$K6]*[.$I$9]))" office:value-type="float" office:value="10">
            <text:p>10</text:p>
          </table:table-cell>
          <table:table-cell table:style-name="ce39" table:formula="of:=IF(EXACT(&quot;Y&quot;;[.C6]);[.$K6]*[.$I$5];IF(EXACT(&quot;N&quot;;[.C6]);[.$K6]*[.$I$7];[.$K6]*[.$I$9]))" office:value-type="float" office:value="10">
            <text:p>10</text:p>
          </table:table-cell>
          <table:table-cell table:style-name="ce39" table:formula="of:=IF(EXACT(&quot;Y&quot;;[.D6]);[.$K6]*[.$I$5];IF(EXACT(&quot;N&quot;;[.D6]);[.$K6]*[.$I$7];[.$K6]*[.$I$9]))" office:value-type="float" office:value="10">
            <text:p>10</text:p>
          </table:table-cell>
          <table:table-cell table:style-name="ce39" table:formula="of:=IF(EXACT(&quot;Y&quot;;[.E6]);[.$K6]*[.$I$5];IF(EXACT(&quot;N&quot;;[.E6]);[.$K6]*[.$I$7];[.$K6]*[.$I$9]))" office:value-type="float" office:value="10">
            <text:p>10</text:p>
          </table:table-cell>
          <table:table-cell table:style-name="ce39" table:formula="of:=IF(EXACT(&quot;Y&quot;;[.F6]);[.$K6]*[.$I$5];IF(EXACT(&quot;N&quot;;[.F6]);[.$K6]*[.$I$7];[.$K6]*[.$I$9]))" office:value-type="float" office:value="10">
            <text:p>10</text:p>
          </table:table-cell>
          <table:table-cell table:style-name="ce39" table:formula="of:=IF(EXACT(&quot;Y&quot;;[.G6]);[.$K6]*[.$I$5];IF(EXACT(&quot;N&quot;;[.G6]);[.$K6]*[.$I$7];[.$K6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Easy to use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4" table:style-name="ce10" office:value-type="string">
            <text:p>Y</text:p>
          </table:table-cell>
          <table:table-cell/>
          <table:table-cell table:style-name="ce35" office:value-type="float" office:value="0">
            <text:p>0</text:p>
          </table:table-cell>
          <table:table-cell table:style-name="ce4" table:formula="of:=[$Sheet1.$A$7]" office:value-type="string" office:string-value="Easy to use">
            <text:p>Easy to use</text:p>
          </table:table-cell>
          <table:table-cell table:style-name="ce39" office:value-type="float" office:value="15">
            <text:p>15</text:p>
          </table:table-cell>
          <table:table-cell table:style-name="ce39" table:formula="of:=IF(EXACT(&quot;Y&quot;;[.B7]);[.$K7]*[.$I$5];IF(EXACT(&quot;N&quot;;[.B7]);[.$K7]*[.$I$7];[.$K7]*[.$I$9]))" office:value-type="float" office:value="15">
            <text:p>15</text:p>
          </table:table-cell>
          <table:table-cell table:style-name="ce39" table:formula="of:=IF(EXACT(&quot;Y&quot;;[.C7]);[.$K7]*[.$I$5];IF(EXACT(&quot;N&quot;;[.C7]);[.$K7]*[.$I$7];[.$K7]*[.$I$9]))" office:value-type="float" office:value="0">
            <text:p>0</text:p>
          </table:table-cell>
          <table:table-cell table:style-name="ce39" table:formula="of:=IF(EXACT(&quot;Y&quot;;[.D7]);[.$K7]*[.$I$5];IF(EXACT(&quot;N&quot;;[.D7]);[.$K7]*[.$I$7];[.$K7]*[.$I$9]))" office:value-type="float" office:value="15">
            <text:p>15</text:p>
          </table:table-cell>
          <table:table-cell table:style-name="ce39" table:formula="of:=IF(EXACT(&quot;Y&quot;;[.E7]);[.$K7]*[.$I$5];IF(EXACT(&quot;N&quot;;[.E7]);[.$K7]*[.$I$7];[.$K7]*[.$I$9]))" office:value-type="float" office:value="15">
            <text:p>15</text:p>
          </table:table-cell>
          <table:table-cell table:style-name="ce39" table:formula="of:=IF(EXACT(&quot;Y&quot;;[.F7]);[.$K7]*[.$I$5];IF(EXACT(&quot;N&quot;;[.F7]);[.$K7]*[.$I$7];[.$K7]*[.$I$9]))" office:value-type="float" office:value="15">
            <text:p>15</text:p>
          </table:table-cell>
          <table:table-cell table:style-name="ce39" table:formula="of:=IF(EXACT(&quot;Y&quot;;[.G7]);[.$K7]*[.$I$5];IF(EXACT(&quot;N&quot;;[.G7]);[.$K7]*[.$I$7];[.$K7]*[.$I$9]))" office:value-type="float" office:value="15">
            <text:p>15</text:p>
          </table:table-cell>
        </table:table-row>
        <table:table-row table:style-name="ro2">
          <table:table-cell table:style-name="ce4" office:value-type="string">
            <text:p>Well-documented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4" table:style-name="ce10" office:value-type="string">
            <text:p>Y</text:p>
          </table:table-cell>
          <table:table-cell/>
          <table:table-cell table:style-name="ce34" office:value-type="string">
            <text:p>M</text:p>
          </table:table-cell>
          <table:table-cell table:style-name="ce4" table:formula="of:=[$Sheet1.$A$8]" office:value-type="string" office:string-value="Well-documented">
            <text:p>Well-documented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8]);[.$K8]*[.$I$5];IF(EXACT(&quot;N&quot;;[.B8]);[.$K8]*[.$I$7];[.$K8]*[.$I$9]))" office:value-type="float" office:value="10">
            <text:p>10</text:p>
          </table:table-cell>
          <table:table-cell table:style-name="ce39" table:formula="of:=IF(EXACT(&quot;Y&quot;;[.C8]);[.$K8]*[.$I$5];IF(EXACT(&quot;N&quot;;[.C8]);[.$K8]*[.$I$7];[.$K8]*[.$I$9]))" office:value-type="float" office:value="0">
            <text:p>0</text:p>
          </table:table-cell>
          <table:table-cell table:style-name="ce39" table:formula="of:=IF(EXACT(&quot;Y&quot;;[.D8]);[.$K8]*[.$I$5];IF(EXACT(&quot;N&quot;;[.D8]);[.$K8]*[.$I$7];[.$K8]*[.$I$9]))" office:value-type="float" office:value="10">
            <text:p>10</text:p>
          </table:table-cell>
          <table:table-cell table:style-name="ce39" table:formula="of:=IF(EXACT(&quot;Y&quot;;[.E8]);[.$K8]*[.$I$5];IF(EXACT(&quot;N&quot;;[.E8]);[.$K8]*[.$I$7];[.$K8]*[.$I$9]))" office:value-type="float" office:value="10">
            <text:p>10</text:p>
          </table:table-cell>
          <table:table-cell table:style-name="ce39" table:formula="of:=IF(EXACT(&quot;Y&quot;;[.F8]);[.$K8]*[.$I$5];IF(EXACT(&quot;N&quot;;[.F8]);[.$K8]*[.$I$7];[.$K8]*[.$I$9]))" office:value-type="float" office:value="10">
            <text:p>10</text:p>
          </table:table-cell>
          <table:table-cell table:style-name="ce39" table:formula="of:=IF(EXACT(&quot;Y&quot;;[.G8]);[.$K8]*[.$I$5];IF(EXACT(&quot;N&quot;;[.G8]);[.$K8]*[.$I$7];[.$K8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Console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/>
          <table:table-cell table:style-name="ce35" office:value-type="float" office:value="0.5">
            <text:p>0.5</text:p>
          </table:table-cell>
          <table:table-cell table:style-name="ce4" table:formula="of:=[$Sheet1.$A$9]" office:value-type="string" office:string-value="Console">
            <text:p>Console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9]);[.$K9]*[.$I$5];IF(EXACT(&quot;N&quot;;[.B9]);[.$K9]*[.$I$7];[.$K9]*[.$I$9]))" office:value-type="float" office:value="0">
            <text:p>0</text:p>
          </table:table-cell>
          <table:table-cell table:style-name="ce39" table:formula="of:=IF(EXACT(&quot;Y&quot;;[.C9]);[.$K9]*[.$I$5];IF(EXACT(&quot;N&quot;;[.C9]);[.$K9]*[.$I$7];[.$K9]*[.$I$9]))" office:value-type="float" office:value="2">
            <text:p>2</text:p>
          </table:table-cell>
          <table:table-cell table:style-name="ce39" table:formula="of:=IF(EXACT(&quot;Y&quot;;[.D9]);[.$K9]*[.$I$5];IF(EXACT(&quot;N&quot;;[.D9]);[.$K9]*[.$I$7];[.$K9]*[.$I$9]))" office:value-type="float" office:value="2">
            <text:p>2</text:p>
          </table:table-cell>
          <table:table-cell table:style-name="ce39" table:formula="of:=IF(EXACT(&quot;Y&quot;;[.E9]);[.$K9]*[.$I$5];IF(EXACT(&quot;N&quot;;[.E9]);[.$K9]*[.$I$7];[.$K9]*[.$I$9]))" office:value-type="float" office:value="2">
            <text:p>2</text:p>
          </table:table-cell>
          <table:table-cell table:style-name="ce39" table:formula="of:=IF(EXACT(&quot;Y&quot;;[.F9]);[.$K9]*[.$I$5];IF(EXACT(&quot;N&quot;;[.F9]);[.$K9]*[.$I$7];[.$K9]*[.$I$9]))" office:value-type="float" office:value="2">
            <text:p>2</text:p>
          </table:table-cell>
          <table:table-cell table:style-name="ce39" table:formula="of:=IF(EXACT(&quot;Y&quot;;[.G9]);[.$K9]*[.$I$5];IF(EXACT(&quot;N&quot;;[.G9]);[.$K9]*[.$I$7];[.$K9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by id</text:p>
          </table:table-cell>
          <table:table-cell table:number-columns-repeated="6" table:style-name="ce10" office:value-type="string">
            <text:p>Y</text:p>
          </table:table-cell>
          <table:table-cell table:number-columns-repeated="2"/>
          <table:table-cell table:style-name="ce4" table:formula="of:=[$Sheet1.$A$10]" office:value-type="string" office:string-value="Fetch by id">
            <text:p>Fetch by id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10]);[.$K10]*[.$I$5];IF(EXACT(&quot;N&quot;;[.B10]);[.$K10]*[.$I$7];[.$K10]*[.$I$9]))" office:value-type="float" office:value="10">
            <text:p>10</text:p>
          </table:table-cell>
          <table:table-cell table:style-name="ce39" table:formula="of:=IF(EXACT(&quot;Y&quot;;[.C10]);[.$K10]*[.$I$5];IF(EXACT(&quot;N&quot;;[.C10]);[.$K10]*[.$I$7];[.$K10]*[.$I$9]))" office:value-type="float" office:value="10">
            <text:p>10</text:p>
          </table:table-cell>
          <table:table-cell table:style-name="ce39" table:formula="of:=IF(EXACT(&quot;Y&quot;;[.D10]);[.$K10]*[.$I$5];IF(EXACT(&quot;N&quot;;[.D10]);[.$K10]*[.$I$7];[.$K10]*[.$I$9]))" office:value-type="float" office:value="10">
            <text:p>10</text:p>
          </table:table-cell>
          <table:table-cell table:style-name="ce39" table:formula="of:=IF(EXACT(&quot;Y&quot;;[.E10]);[.$K10]*[.$I$5];IF(EXACT(&quot;N&quot;;[.E10]);[.$K10]*[.$I$7];[.$K10]*[.$I$9]))" office:value-type="float" office:value="10">
            <text:p>10</text:p>
          </table:table-cell>
          <table:table-cell table:style-name="ce39" table:formula="of:=IF(EXACT(&quot;Y&quot;;[.F10]);[.$K10]*[.$I$5];IF(EXACT(&quot;N&quot;;[.F10]);[.$K10]*[.$I$7];[.$K10]*[.$I$9]))" office:value-type="float" office:value="10">
            <text:p>10</text:p>
          </table:table-cell>
          <table:table-cell table:style-name="ce39" table:formula="of:=IF(EXACT(&quot;Y&quot;;[.G10]);[.$K10]*[.$I$5];IF(EXACT(&quot;N&quot;;[.G10]);[.$K10]*[.$I$7];[.$K10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Fetch by query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1]" office:value-type="string" office:string-value="Fetch by query">
            <text:p>Fetch by query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11]);[.$K11]*[.$I$5];IF(EXACT(&quot;N&quot;;[.B11]);[.$K11]*[.$I$7];[.$K11]*[.$I$9]))" office:value-type="float" office:value="0">
            <text:p>0</text:p>
          </table:table-cell>
          <table:table-cell table:style-name="ce39" table:formula="of:=IF(EXACT(&quot;Y&quot;;[.C11]);[.$K11]*[.$I$5];IF(EXACT(&quot;N&quot;;[.C11]);[.$K11]*[.$I$7];[.$K11]*[.$I$9]))" office:value-type="float" office:value="10">
            <text:p>10</text:p>
          </table:table-cell>
          <table:table-cell table:style-name="ce39" table:formula="of:=IF(EXACT(&quot;Y&quot;;[.D11]);[.$K11]*[.$I$5];IF(EXACT(&quot;N&quot;;[.D11]);[.$K11]*[.$I$7];[.$K11]*[.$I$9]))" office:value-type="float" office:value="10">
            <text:p>10</text:p>
          </table:table-cell>
          <table:table-cell table:style-name="ce39" table:formula="of:=IF(EXACT(&quot;Y&quot;;[.E11]);[.$K11]*[.$I$5];IF(EXACT(&quot;N&quot;;[.E11]);[.$K11]*[.$I$7];[.$K11]*[.$I$9]))" office:value-type="float" office:value="10">
            <text:p>10</text:p>
          </table:table-cell>
          <table:table-cell table:style-name="ce39" table:formula="of:=IF(EXACT(&quot;Y&quot;;[.F11]);[.$K11]*[.$I$5];IF(EXACT(&quot;N&quot;;[.F11]);[.$K11]*[.$I$7];[.$K11]*[.$I$9]))" office:value-type="float" office:value="10">
            <text:p>10</text:p>
          </table:table-cell>
          <table:table-cell table:style-name="ce39" table:formula="of:=IF(EXACT(&quot;Y&quot;;[.G11]);[.$K11]*[.$I$5];IF(EXACT(&quot;N&quot;;[.G11]);[.$K11]*[.$I$7];[.$K11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Fetch by substring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2]" office:value-type="string" office:string-value="Fetch by substring">
            <text:p>Fetch by substring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2]);[.$K12]*[.$I$5];IF(EXACT(&quot;N&quot;;[.B12]);[.$K12]*[.$I$7];[.$K12]*[.$I$9]))" office:value-type="float" office:value="0">
            <text:p>0</text:p>
          </table:table-cell>
          <table:table-cell table:style-name="ce39" table:formula="of:=IF(EXACT(&quot;Y&quot;;[.C12]);[.$K12]*[.$I$5];IF(EXACT(&quot;N&quot;;[.C12]);[.$K12]*[.$I$7];[.$K12]*[.$I$9]))" office:value-type="float" office:value="2">
            <text:p>2</text:p>
          </table:table-cell>
          <table:table-cell table:style-name="ce39" table:formula="of:=IF(EXACT(&quot;Y&quot;;[.D12]);[.$K12]*[.$I$5];IF(EXACT(&quot;N&quot;;[.D12]);[.$K12]*[.$I$7];[.$K12]*[.$I$9]))" office:value-type="float" office:value="2">
            <text:p>2</text:p>
          </table:table-cell>
          <table:table-cell table:style-name="ce39" table:formula="of:=IF(EXACT(&quot;Y&quot;;[.E12]);[.$K12]*[.$I$5];IF(EXACT(&quot;N&quot;;[.E12]);[.$K12]*[.$I$7];[.$K12]*[.$I$9]))" office:value-type="float" office:value="2">
            <text:p>2</text:p>
          </table:table-cell>
          <table:table-cell table:style-name="ce39" table:formula="of:=IF(EXACT(&quot;Y&quot;;[.F12]);[.$K12]*[.$I$5];IF(EXACT(&quot;N&quot;;[.F12]);[.$K12]*[.$I$7];[.$K12]*[.$I$9]))" office:value-type="float" office:value="2">
            <text:p>2</text:p>
          </table:table-cell>
          <table:table-cell table:style-name="ce39" table:formula="of:=IF(EXACT(&quot;Y&quot;;[.G12]);[.$K12]*[.$I$5];IF(EXACT(&quot;N&quot;;[.G12]);[.$K12]*[.$I$7];[.$K12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by subset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1]</text:p>
          </table:table-cell>
          <table:table-cell table:style-name="ce17" office:value-type="string">
            <text:p>Y [2]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3]" office:value-type="string" office:string-value="Fetch by subset">
            <text:p>Fetch by subset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3]);[.$K13]*[.$I$5];IF(EXACT(&quot;N&quot;;[.B13]);[.$K13]*[.$I$7];[.$K13]*[.$I$9]))" office:value-type="float" office:value="0">
            <text:p>0</text:p>
          </table:table-cell>
          <table:table-cell table:style-name="ce39" table:formula="of:=IF(EXACT(&quot;Y&quot;;[.C13]);[.$K13]*[.$I$5];IF(EXACT(&quot;N&quot;;[.C13]);[.$K13]*[.$I$7];[.$K13]*[.$I$9]))" office:value-type="float" office:value="1">
            <text:p>1</text:p>
          </table:table-cell>
          <table:table-cell table:style-name="ce39" table:formula="of:=IF(EXACT(&quot;Y&quot;;[.D13]);[.$K13]*[.$I$5];IF(EXACT(&quot;N&quot;;[.D13]);[.$K13]*[.$I$7];[.$K13]*[.$I$9]))" office:value-type="float" office:value="1">
            <text:p>1</text:p>
          </table:table-cell>
          <table:table-cell table:style-name="ce39" table:formula="of:=IF(EXACT(&quot;Y&quot;;[.E13]);[.$K13]*[.$I$5];IF(EXACT(&quot;N&quot;;[.E13]);[.$K13]*[.$I$7];[.$K13]*[.$I$9]))" office:value-type="float" office:value="2">
            <text:p>2</text:p>
          </table:table-cell>
          <table:table-cell table:style-name="ce39" table:formula="of:=IF(EXACT(&quot;Y&quot;;[.F13]);[.$K13]*[.$I$5];IF(EXACT(&quot;N&quot;;[.F13]);[.$K13]*[.$I$7];[.$K13]*[.$I$9]))" office:value-type="float" office:value="2">
            <text:p>2</text:p>
          </table:table-cell>
          <table:table-cell table:style-name="ce39" table:formula="of:=IF(EXACT(&quot;Y&quot;;[.G13]);[.$K13]*[.$I$5];IF(EXACT(&quot;N&quot;;[.G13]);[.$K13]*[.$I$7];[.$K13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count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4]" office:value-type="string" office:string-value="Fetch count">
            <text:p>Fetch count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4]);[.$K14]*[.$I$5];IF(EXACT(&quot;N&quot;;[.B14]);[.$K14]*[.$I$7];[.$K14]*[.$I$9]))" office:value-type="float" office:value="0">
            <text:p>0</text:p>
          </table:table-cell>
          <table:table-cell table:style-name="ce39" table:formula="of:=IF(EXACT(&quot;Y&quot;;[.C14]);[.$K14]*[.$I$5];IF(EXACT(&quot;N&quot;;[.C14]);[.$K14]*[.$I$7];[.$K14]*[.$I$9]))" office:value-type="float" office:value="2">
            <text:p>2</text:p>
          </table:table-cell>
          <table:table-cell table:style-name="ce39" table:formula="of:=IF(EXACT(&quot;Y&quot;;[.D14]);[.$K14]*[.$I$5];IF(EXACT(&quot;N&quot;;[.D14]);[.$K14]*[.$I$7];[.$K14]*[.$I$9]))" office:value-type="float" office:value="2">
            <text:p>2</text:p>
          </table:table-cell>
          <table:table-cell table:style-name="ce39" table:formula="of:=IF(EXACT(&quot;Y&quot;;[.E14]);[.$K14]*[.$I$5];IF(EXACT(&quot;N&quot;;[.E14]);[.$K14]*[.$I$7];[.$K14]*[.$I$9]))" office:value-type="float" office:value="2">
            <text:p>2</text:p>
          </table:table-cell>
          <table:table-cell table:style-name="ce39" table:formula="of:=IF(EXACT(&quot;Y&quot;;[.F14]);[.$K14]*[.$I$5];IF(EXACT(&quot;N&quot;;[.F14]);[.$K14]*[.$I$7];[.$K14]*[.$I$9]))" office:value-type="float" office:value="2">
            <text:p>2</text:p>
          </table:table-cell>
          <table:table-cell table:style-name="ce39" table:formula="of:=IF(EXACT(&quot;Y&quot;;[.G14]);[.$K14]*[.$I$5];IF(EXACT(&quot;N&quot;;[.G14]);[.$K14]*[.$I$7];[.$K14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min/max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1]</text:p>
          </table:table-cell>
          <table:table-cell table:style-name="ce17" office:value-type="string">
            <text:p>Y [2]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5]" office:value-type="string" office:string-value="Fetch min/max">
            <text:p>Fetch min/max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5]);[.$K15]*[.$I$5];IF(EXACT(&quot;N&quot;;[.B15]);[.$K15]*[.$I$7];[.$K15]*[.$I$9]))" office:value-type="float" office:value="0">
            <text:p>0</text:p>
          </table:table-cell>
          <table:table-cell table:style-name="ce39" table:formula="of:=IF(EXACT(&quot;Y&quot;;[.C15]);[.$K15]*[.$I$5];IF(EXACT(&quot;N&quot;;[.C15]);[.$K15]*[.$I$7];[.$K15]*[.$I$9]))" office:value-type="float" office:value="1">
            <text:p>1</text:p>
          </table:table-cell>
          <table:table-cell table:style-name="ce39" table:formula="of:=IF(EXACT(&quot;Y&quot;;[.D15]);[.$K15]*[.$I$5];IF(EXACT(&quot;N&quot;;[.D15]);[.$K15]*[.$I$7];[.$K15]*[.$I$9]))" office:value-type="float" office:value="1">
            <text:p>1</text:p>
          </table:table-cell>
          <table:table-cell table:style-name="ce39" table:formula="of:=IF(EXACT(&quot;Y&quot;;[.E15]);[.$K15]*[.$I$5];IF(EXACT(&quot;N&quot;;[.E15]);[.$K15]*[.$I$7];[.$K15]*[.$I$9]))" office:value-type="float" office:value="2">
            <text:p>2</text:p>
          </table:table-cell>
          <table:table-cell table:style-name="ce39" table:formula="of:=IF(EXACT(&quot;Y&quot;;[.F15]);[.$K15]*[.$I$5];IF(EXACT(&quot;N&quot;;[.F15]);[.$K15]*[.$I$7];[.$K15]*[.$I$9]))" office:value-type="float" office:value="2">
            <text:p>2</text:p>
          </table:table-cell>
          <table:table-cell table:style-name="ce39" table:formula="of:=IF(EXACT(&quot;Y&quot;;[.G15]);[.$K15]*[.$I$5];IF(EXACT(&quot;N&quot;;[.G15]);[.$K15]*[.$I$7];[.$K15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Data types</text:p>
          </table:table-cell>
          <table:table-cell table:number-columns-repeated="3" table:style-name="ce9" office:value-type="string">
            <text:p>N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6]" office:value-type="string" office:string-value="Data types">
            <text:p>Data types</text:p>
          </table:table-cell>
          <table:table-cell table:style-name="ce39" office:value-type="float" office:value="5">
            <text:p>5</text:p>
          </table:table-cell>
          <table:table-cell table:style-name="ce39" table:formula="of:=IF(EXACT(&quot;Y&quot;;[.B16]);[.$K16]*[.$I$5];IF(EXACT(&quot;N&quot;;[.B16]);[.$K16]*[.$I$7];[.$K16]*[.$I$9]))" office:value-type="float" office:value="0">
            <text:p>0</text:p>
          </table:table-cell>
          <table:table-cell table:style-name="ce39" table:formula="of:=IF(EXACT(&quot;Y&quot;;[.C16]);[.$K16]*[.$I$5];IF(EXACT(&quot;N&quot;;[.C16]);[.$K16]*[.$I$7];[.$K16]*[.$I$9]))" office:value-type="float" office:value="0">
            <text:p>0</text:p>
          </table:table-cell>
          <table:table-cell table:style-name="ce39" table:formula="of:=IF(EXACT(&quot;Y&quot;;[.D16]);[.$K16]*[.$I$5];IF(EXACT(&quot;N&quot;;[.D16]);[.$K16]*[.$I$7];[.$K16]*[.$I$9]))" office:value-type="float" office:value="0">
            <text:p>0</text:p>
          </table:table-cell>
          <table:table-cell table:style-name="ce39" table:formula="of:=IF(EXACT(&quot;Y&quot;;[.E16]);[.$K16]*[.$I$5];IF(EXACT(&quot;N&quot;;[.E16]);[.$K16]*[.$I$7];[.$K16]*[.$I$9]))" office:value-type="float" office:value="5">
            <text:p>5</text:p>
          </table:table-cell>
          <table:table-cell table:style-name="ce39" table:formula="of:=IF(EXACT(&quot;Y&quot;;[.F16]);[.$K16]*[.$I$5];IF(EXACT(&quot;N&quot;;[.F16]);[.$K16]*[.$I$7];[.$K16]*[.$I$9]))" office:value-type="float" office:value="5">
            <text:p>5</text:p>
          </table:table-cell>
          <table:table-cell table:style-name="ce39" table:formula="of:=IF(EXACT(&quot;Y&quot;;[.G16]);[.$K16]*[.$I$5];IF(EXACT(&quot;N&quot;;[.G16]);[.$K16]*[.$I$7];[.$K16]*[.$I$9]))" office:value-type="float" office:value="5">
            <text:p>5</text:p>
          </table:table-cell>
        </table:table-row>
        <table:table-row table:style-name="ro2">
          <table:table-cell table:style-name="ce4" office:value-type="string">
            <text:p>Increment/decrement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Y [1]</text:p>
          </table:table-cell>
          <table:table-cell table:style-name="ce17" office:value-type="string">
            <text:p>Y [2]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7]" office:value-type="string" office:string-value="Increment/decrement">
            <text:p>Increment/decrement</text:p>
          </table:table-cell>
          <table:table-cell table:style-name="ce39" office:value-type="float" office:value="5">
            <text:p>5</text:p>
          </table:table-cell>
          <table:table-cell table:style-name="ce39" table:formula="of:=IF(EXACT(&quot;Y&quot;;[.B17]);[.$K17]*[.$I$5];IF(EXACT(&quot;N&quot;;[.B17]);[.$K17]*[.$I$7];[.$K17]*[.$I$9]))" office:value-type="float" office:value="5">
            <text:p>5</text:p>
          </table:table-cell>
          <table:table-cell table:style-name="ce39" table:formula="of:=IF(EXACT(&quot;Y&quot;;[.C17]);[.$K17]*[.$I$5];IF(EXACT(&quot;N&quot;;[.C17]);[.$K17]*[.$I$7];[.$K17]*[.$I$9]))" office:value-type="float" office:value="2.5">
            <text:p>2.5</text:p>
          </table:table-cell>
          <table:table-cell table:style-name="ce39" table:formula="of:=IF(EXACT(&quot;Y&quot;;[.D17]);[.$K17]*[.$I$5];IF(EXACT(&quot;N&quot;;[.D17]);[.$K17]*[.$I$7];[.$K17]*[.$I$9]))" office:value-type="float" office:value="2.5">
            <text:p>2.5</text:p>
          </table:table-cell>
          <table:table-cell table:style-name="ce39" table:formula="of:=IF(EXACT(&quot;Y&quot;;[.E17]);[.$K17]*[.$I$5];IF(EXACT(&quot;N&quot;;[.E17]);[.$K17]*[.$I$7];[.$K17]*[.$I$9]))" office:value-type="float" office:value="5">
            <text:p>5</text:p>
          </table:table-cell>
          <table:table-cell table:style-name="ce39" table:formula="of:=IF(EXACT(&quot;Y&quot;;[.F17]);[.$K17]*[.$I$5];IF(EXACT(&quot;N&quot;;[.F17]);[.$K17]*[.$I$7];[.$K17]*[.$I$9]))" office:value-type="float" office:value="5">
            <text:p>5</text:p>
          </table:table-cell>
          <table:table-cell table:style-name="ce39" table:formula="of:=IF(EXACT(&quot;Y&quot;;[.G17]);[.$K17]*[.$I$5];IF(EXACT(&quot;N&quot;;[.G17]);[.$K17]*[.$I$7];[.$K17]*[.$I$9]))" office:value-type="float" office:value="5">
            <text:p>5</text:p>
          </table:table-cell>
        </table:table-row>
        <table:table-row table:style-name="ro2">
          <table:table-cell table:style-name="ce4" office:value-type="string">
            <text:p>Push/pop value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1]</text:p>
          </table:table-cell>
          <table:table-cell table:style-name="ce17" office:value-type="string">
            <text:p>Y [2]</text:p>
          </table:table-cell>
          <table:table-cell table:number-columns-repeated="2"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table:style-name="ce4" table:formula="of:=[$Sheet1.$A$18]" office:value-type="string" office:string-value="Push/pop value">
            <text:p>Push/pop value</text:p>
          </table:table-cell>
          <table:table-cell table:style-name="ce39" office:value-type="float" office:value="1">
            <text:p>1</text:p>
          </table:table-cell>
          <table:table-cell table:style-name="ce39" table:formula="of:=IF(EXACT(&quot;Y&quot;;[.B18]);[.$K18]*[.$I$5];IF(EXACT(&quot;N&quot;;[.B18]);[.$K18]*[.$I$7];[.$K18]*[.$I$9]))" office:value-type="float" office:value="0">
            <text:p>0</text:p>
          </table:table-cell>
          <table:table-cell table:style-name="ce39" table:formula="of:=IF(EXACT(&quot;Y&quot;;[.C18]);[.$K18]*[.$I$5];IF(EXACT(&quot;N&quot;;[.C18]);[.$K18]*[.$I$7];[.$K18]*[.$I$9]))" office:value-type="float" office:value="0.5">
            <text:p>0.5</text:p>
          </table:table-cell>
          <table:table-cell table:style-name="ce39" table:formula="of:=IF(EXACT(&quot;Y&quot;;[.D18]);[.$K18]*[.$I$5];IF(EXACT(&quot;N&quot;;[.D18]);[.$K18]*[.$I$7];[.$K18]*[.$I$9]))" office:value-type="float" office:value="0.5">
            <text:p>0.5</text:p>
          </table:table-cell>
          <table:table-cell table:style-name="ce39" table:formula="of:=IF(EXACT(&quot;Y&quot;;[.E18]);[.$K18]*[.$I$5];IF(EXACT(&quot;N&quot;;[.E18]);[.$K18]*[.$I$7];[.$K18]*[.$I$9]))" office:value-type="float" office:value="1">
            <text:p>1</text:p>
          </table:table-cell>
          <table:table-cell table:style-name="ce39" table:formula="of:=IF(EXACT(&quot;Y&quot;;[.F18]);[.$K18]*[.$I$5];IF(EXACT(&quot;N&quot;;[.F18]);[.$K18]*[.$I$7];[.$K18]*[.$I$9]))" office:value-type="float" office:value="1">
            <text:p>1</text:p>
          </table:table-cell>
          <table:table-cell table:style-name="ce39" table:formula="of:=IF(EXACT(&quot;Y&quot;;[.G18]);[.$K18]*[.$I$5];IF(EXACT(&quot;N&quot;;[.G18]);[.$K18]*[.$I$7];[.$K18]*[.$I$9]))" office:value-type="float" office:value="0">
            <text:p>0</text:p>
          </table:table-cell>
        </table:table-row>
        <table:table-row table:style-name="ro2">
          <table:table-cell table:style-name="ce4" office:value-type="string">
            <text:p>Index a column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9]" office:value-type="string" office:string-value="Index a column">
            <text:p>Index a column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19]);[.$K19]*[.$I$5];IF(EXACT(&quot;N&quot;;[.B19]);[.$K19]*[.$I$7];[.$K19]*[.$I$9]))" office:value-type="float" office:value="0">
            <text:p>0</text:p>
          </table:table-cell>
          <table:table-cell table:style-name="ce39" table:formula="of:=IF(EXACT(&quot;Y&quot;;[.C19]);[.$K19]*[.$I$5];IF(EXACT(&quot;N&quot;;[.C19]);[.$K19]*[.$I$7];[.$K19]*[.$I$9]))" office:value-type="float" office:value="10">
            <text:p>10</text:p>
          </table:table-cell>
          <table:table-cell table:style-name="ce39" table:formula="of:=IF(EXACT(&quot;Y&quot;;[.D19]);[.$K19]*[.$I$5];IF(EXACT(&quot;N&quot;;[.D19]);[.$K19]*[.$I$7];[.$K19]*[.$I$9]))" office:value-type="float" office:value="10">
            <text:p>10</text:p>
          </table:table-cell>
          <table:table-cell table:style-name="ce39" table:formula="of:=IF(EXACT(&quot;Y&quot;;[.E19]);[.$K19]*[.$I$5];IF(EXACT(&quot;N&quot;;[.E19]);[.$K19]*[.$I$7];[.$K19]*[.$I$9]))" office:value-type="float" office:value="10">
            <text:p>10</text:p>
          </table:table-cell>
          <table:table-cell table:style-name="ce39" table:formula="of:=IF(EXACT(&quot;Y&quot;;[.F19]);[.$K19]*[.$I$5];IF(EXACT(&quot;N&quot;;[.F19]);[.$K19]*[.$I$7];[.$K19]*[.$I$9]))" office:value-type="float" office:value="10">
            <text:p>10</text:p>
          </table:table-cell>
          <table:table-cell table:style-name="ce39" table:formula="of:=IF(EXACT(&quot;Y&quot;;[.G19]);[.$K19]*[.$I$5];IF(EXACT(&quot;N&quot;;[.G19]);[.$K19]*[.$I$7];[.$K19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Virtual filesystem</text:p>
          </table:table-cell>
          <table:table-cell table:number-columns-repeated="3" table:style-name="ce9" office:value-type="string">
            <text:p>N</text:p>
          </table:table-cell>
          <table:table-cell table:style-name="ce10" office:value-type="string">
            <text:p>Y</text:p>
          </table:table-cell>
          <table:table-cell table:number-columns-repeated="2" table:style-name="ce9" office:value-type="string">
            <text:p>N</text:p>
          </table:table-cell>
          <table:table-cell table:number-columns-repeated="2"/>
          <table:table-cell table:style-name="ce4" table:formula="of:=[$Sheet1.$A$20]" office:value-type="string" office:string-value="Virtual filesystem">
            <text:p>Virtual filesystem</text:p>
          </table:table-cell>
          <table:table-cell table:style-name="ce39" office:value-type="float" office:value="1">
            <text:p>1</text:p>
          </table:table-cell>
          <table:table-cell table:style-name="ce39" table:formula="of:=IF(EXACT(&quot;Y&quot;;[.B20]);[.$K20]*[.$I$5];IF(EXACT(&quot;N&quot;;[.B20]);[.$K20]*[.$I$7];[.$K20]*[.$I$9]))" office:value-type="float" office:value="0">
            <text:p>0</text:p>
          </table:table-cell>
          <table:table-cell table:style-name="ce39" table:formula="of:=IF(EXACT(&quot;Y&quot;;[.C20]);[.$K20]*[.$I$5];IF(EXACT(&quot;N&quot;;[.C20]);[.$K20]*[.$I$7];[.$K20]*[.$I$9]))" office:value-type="float" office:value="0">
            <text:p>0</text:p>
          </table:table-cell>
          <table:table-cell table:style-name="ce39" table:formula="of:=IF(EXACT(&quot;Y&quot;;[.D20]);[.$K20]*[.$I$5];IF(EXACT(&quot;N&quot;;[.D20]);[.$K20]*[.$I$7];[.$K20]*[.$I$9]))" office:value-type="float" office:value="0">
            <text:p>0</text:p>
          </table:table-cell>
          <table:table-cell table:style-name="ce39" table:formula="of:=IF(EXACT(&quot;Y&quot;;[.E20]);[.$K20]*[.$I$5];IF(EXACT(&quot;N&quot;;[.E20]);[.$K20]*[.$I$7];[.$K20]*[.$I$9]))" office:value-type="float" office:value="1">
            <text:p>1</text:p>
          </table:table-cell>
          <table:table-cell table:style-name="ce39" table:formula="of:=IF(EXACT(&quot;Y&quot;;[.F20]);[.$K20]*[.$I$5];IF(EXACT(&quot;N&quot;;[.F20]);[.$K20]*[.$I$7];[.$K20]*[.$I$9]))" office:value-type="float" office:value="0">
            <text:p>0</text:p>
          </table:table-cell>
          <table:table-cell table:style-name="ce39" table:formula="of:=IF(EXACT(&quot;Y&quot;;[.G20]);[.$K20]*[.$I$5];IF(EXACT(&quot;N&quot;;[.G20]);[.$K20]*[.$I$7];[.$K20]*[.$I$9]))" office:value-type="float" office:value="0">
            <text:p>0</text:p>
          </table:table-cell>
        </table:table-row>
        <table:table-row table:style-name="ro2">
          <table:table-cell table:style-name="ce4" office:value-type="string">
            <text:p>Sensible import/export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21]" office:value-type="string" office:string-value="Sensible import/export">
            <text:p>Sensible import/export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21]);[.$K21]*[.$I$5];IF(EXACT(&quot;N&quot;;[.B21]);[.$K21]*[.$I$7];[.$K21]*[.$I$9]))" office:value-type="float" office:value="0">
            <text:p>0</text:p>
          </table:table-cell>
          <table:table-cell table:style-name="ce39" table:formula="of:=IF(EXACT(&quot;Y&quot;;[.C21]);[.$K21]*[.$I$5];IF(EXACT(&quot;N&quot;;[.C21]);[.$K21]*[.$I$7];[.$K21]*[.$I$9]))" office:value-type="float" office:value="10">
            <text:p>10</text:p>
          </table:table-cell>
          <table:table-cell table:style-name="ce39" table:formula="of:=IF(EXACT(&quot;Y&quot;;[.D21]);[.$K21]*[.$I$5];IF(EXACT(&quot;N&quot;;[.D21]);[.$K21]*[.$I$7];[.$K21]*[.$I$9]))" office:value-type="float" office:value="10">
            <text:p>10</text:p>
          </table:table-cell>
          <table:table-cell table:style-name="ce39" table:formula="of:=IF(EXACT(&quot;Y&quot;;[.E21]);[.$K21]*[.$I$5];IF(EXACT(&quot;N&quot;;[.E21]);[.$K21]*[.$I$7];[.$K21]*[.$I$9]))" office:value-type="float" office:value="10">
            <text:p>10</text:p>
          </table:table-cell>
          <table:table-cell table:style-name="ce39" table:formula="of:=IF(EXACT(&quot;Y&quot;;[.F21]);[.$K21]*[.$I$5];IF(EXACT(&quot;N&quot;;[.F21]);[.$K21]*[.$I$7];[.$K21]*[.$I$9]))" office:value-type="float" office:value="10">
            <text:p>10</text:p>
          </table:table-cell>
          <table:table-cell table:style-name="ce39" table:formula="of:=IF(EXACT(&quot;Y&quot;;[.G21]);[.$K21]*[.$I$5];IF(EXACT(&quot;N&quot;;[.G21]);[.$K21]*[.$I$7];[.$K21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Multi-master replication</text:p>
          </table:table-cell>
          <table:table-cell table:style-name="ce9" office:value-type="string">
            <text:p>N</text:p>
          </table:table-cell>
          <table:table-cell table:number-columns-repeated="3" table:style-name="ce10" office:value-type="string">
            <text:p>Y</text:p>
          </table:table-cell>
          <table:table-cell table:number-columns-repeated="2" table:style-name="ce17" office:value-type="string">
            <text:p>Y [3]</text:p>
          </table:table-cell>
          <table:table-cell table:number-columns-repeated="2"/>
          <table:table-cell table:style-name="ce4" table:formula="of:=[$Sheet1.$A$22]" office:value-type="string" office:string-value="Multi-master replication">
            <text:p>Multi-master replication</text:p>
          </table:table-cell>
          <table:table-cell table:style-name="ce39" office:value-type="float" office:value="5">
            <text:p>5</text:p>
          </table:table-cell>
          <table:table-cell table:style-name="ce39" table:formula="of:=IF(EXACT(&quot;Y&quot;;[.B22]);[.$K22]*[.$I$5];IF(EXACT(&quot;N&quot;;[.B22]);[.$K22]*[.$I$7];[.$K22]*[.$I$9]))" office:value-type="float" office:value="0">
            <text:p>0</text:p>
          </table:table-cell>
          <table:table-cell table:style-name="ce39" table:formula="of:=IF(EXACT(&quot;Y&quot;;[.C22]);[.$K22]*[.$I$5];IF(EXACT(&quot;N&quot;;[.C22]);[.$K22]*[.$I$7];[.$K22]*[.$I$9]))" office:value-type="float" office:value="5">
            <text:p>5</text:p>
          </table:table-cell>
          <table:table-cell table:style-name="ce39" table:formula="of:=IF(EXACT(&quot;Y&quot;;[.D22]);[.$K22]*[.$I$5];IF(EXACT(&quot;N&quot;;[.D22]);[.$K22]*[.$I$7];[.$K22]*[.$I$9]))" office:value-type="float" office:value="5">
            <text:p>5</text:p>
          </table:table-cell>
          <table:table-cell table:style-name="ce39" table:formula="of:=IF(EXACT(&quot;Y&quot;;[.E22]);[.$K22]*[.$I$5];IF(EXACT(&quot;N&quot;;[.E22]);[.$K22]*[.$I$7];[.$K22]*[.$I$9]))" office:value-type="float" office:value="5">
            <text:p>5</text:p>
          </table:table-cell>
          <table:table-cell table:style-name="ce39" table:formula="of:=IF(EXACT(&quot;Y&quot;;[.F22]);[.$K22]*[.$I$5];IF(EXACT(&quot;N&quot;;[.F22]);[.$K22]*[.$I$7];[.$K22]*[.$I$9]))" office:value-type="float" office:value="2.5">
            <text:p>2.5</text:p>
          </table:table-cell>
          <table:table-cell table:style-name="ce39" table:formula="of:=IF(EXACT(&quot;Y&quot;;[.G22]);[.$K22]*[.$I$5];IF(EXACT(&quot;N&quot;;[.G22]);[.$K22]*[.$I$7];[.$K22]*[.$I$9]))" office:value-type="float" office:value="2.5">
            <text:p>2.5</text:p>
          </table:table-cell>
        </table:table-row>
        <table:table-row table:style-name="ro2">
          <table:table-cell table:style-name="ce4" office:value-type="string">
            <text:p>Master-slave replication</text:p>
          </table:table-cell>
          <table:table-cell table:style-name="ce9" office:value-type="string">
            <text:p>N</text:p>
          </table:table-cell>
          <table:table-cell table:number-columns-repeated="3" table:style-name="ce10" office:value-type="string">
            <text:p>Y</text:p>
          </table:table-cell>
          <table:table-cell table:number-columns-repeated="2" table:style-name="ce17" office:value-type="string">
            <text:p>Y [3]</text:p>
          </table:table-cell>
          <table:table-cell table:number-columns-repeated="2"/>
          <table:table-cell table:style-name="ce4" table:formula="of:=[$Sheet1.$A$23]" office:value-type="string" office:string-value="Master-slave replication">
            <text:p>Master-slave replication</text:p>
          </table:table-cell>
          <table:table-cell table:style-name="ce39" office:value-type="float" office:value="30">
            <text:p>30</text:p>
          </table:table-cell>
          <table:table-cell table:style-name="ce39" table:formula="of:=IF(EXACT(&quot;Y&quot;;[.B23]);[.$K23]*[.$I$5];IF(EXACT(&quot;N&quot;;[.B23]);[.$K23]*[.$I$7];[.$K23]*[.$I$9]))" office:value-type="float" office:value="0">
            <text:p>0</text:p>
          </table:table-cell>
          <table:table-cell table:style-name="ce39" table:formula="of:=IF(EXACT(&quot;Y&quot;;[.C23]);[.$K23]*[.$I$5];IF(EXACT(&quot;N&quot;;[.C23]);[.$K23]*[.$I$7];[.$K23]*[.$I$9]))" office:value-type="float" office:value="30">
            <text:p>30</text:p>
          </table:table-cell>
          <table:table-cell table:style-name="ce39" table:formula="of:=IF(EXACT(&quot;Y&quot;;[.D23]);[.$K23]*[.$I$5];IF(EXACT(&quot;N&quot;;[.D23]);[.$K23]*[.$I$7];[.$K23]*[.$I$9]))" office:value-type="float" office:value="30">
            <text:p>30</text:p>
          </table:table-cell>
          <table:table-cell table:style-name="ce39" table:formula="of:=IF(EXACT(&quot;Y&quot;;[.E23]);[.$K23]*[.$I$5];IF(EXACT(&quot;N&quot;;[.E23]);[.$K23]*[.$I$7];[.$K23]*[.$I$9]))" office:value-type="float" office:value="30">
            <text:p>30</text:p>
          </table:table-cell>
          <table:table-cell table:style-name="ce39" table:formula="of:=IF(EXACT(&quot;Y&quot;;[.F23]);[.$K23]*[.$I$5];IF(EXACT(&quot;N&quot;;[.F23]);[.$K23]*[.$I$7];[.$K23]*[.$I$9]))" office:value-type="float" office:value="15">
            <text:p>15</text:p>
          </table:table-cell>
          <table:table-cell table:style-name="ce39" table:formula="of:=IF(EXACT(&quot;Y&quot;;[.G23]);[.$K23]*[.$I$5];IF(EXACT(&quot;N&quot;;[.G23]);[.$K23]*[.$I$7];[.$K23]*[.$I$9]))" office:value-type="float" office:value="15">
            <text:p>15</text:p>
          </table:table-cell>
        </table:table-row>
        <table:table-row table:style-name="ro2">
          <table:table-cell table:style-name="ce4" office:value-type="string">
            <text:p>Transactions</text:p>
          </table:table-cell>
          <table:table-cell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number-columns-repeated="2"/>
          <table:table-cell table:style-name="ce4" table:formula="of:=[$Sheet1.$A$24]" office:value-type="string" office:string-value="Transactions">
            <text:p>Transactions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24]);[.$K24]*[.$I$5];IF(EXACT(&quot;N&quot;;[.B24]);[.$K24]*[.$I$7];[.$K24]*[.$I$9]))" office:value-type="float" office:value="0">
            <text:p>0</text:p>
          </table:table-cell>
          <table:table-cell table:style-name="ce39" table:formula="of:=IF(EXACT(&quot;Y&quot;;[.C24]);[.$K24]*[.$I$5];IF(EXACT(&quot;N&quot;;[.C24]);[.$K24]*[.$I$7];[.$K24]*[.$I$9]))" office:value-type="float" office:value="2">
            <text:p>2</text:p>
          </table:table-cell>
          <table:table-cell table:style-name="ce39" table:formula="of:=IF(EXACT(&quot;Y&quot;;[.D24]);[.$K24]*[.$I$5];IF(EXACT(&quot;N&quot;;[.D24]);[.$K24]*[.$I$7];[.$K24]*[.$I$9]))" office:value-type="float" office:value="2">
            <text:p>2</text:p>
          </table:table-cell>
          <table:table-cell table:style-name="ce39" table:formula="of:=IF(EXACT(&quot;Y&quot;;[.E24]);[.$K24]*[.$I$5];IF(EXACT(&quot;N&quot;;[.E24]);[.$K24]*[.$I$7];[.$K24]*[.$I$9]))" office:value-type="float" office:value="0">
            <text:p>0</text:p>
          </table:table-cell>
          <table:table-cell table:style-name="ce39" table:formula="of:=IF(EXACT(&quot;Y&quot;;[.F24]);[.$K24]*[.$I$5];IF(EXACT(&quot;N&quot;;[.F24]);[.$K24]*[.$I$7];[.$K24]*[.$I$9]))" office:value-type="float" office:value="2">
            <text:p>2</text:p>
          </table:table-cell>
          <table:table-cell table:style-name="ce39" table:formula="of:=IF(EXACT(&quot;Y&quot;;[.G24]);[.$K24]*[.$I$5];IF(EXACT(&quot;N&quot;;[.G24]);[.$K24]*[.$I$7];[.$K24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Extensible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25]" office:value-type="string" office:string-value="Extensible">
            <text:p>Extensible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25]);[.$K25]*[.$I$5];IF(EXACT(&quot;N&quot;;[.B25]);[.$K25]*[.$I$7];[.$K25]*[.$I$9]))" office:value-type="float" office:value="0">
            <text:p>0</text:p>
          </table:table-cell>
          <table:table-cell table:style-name="ce39" table:formula="of:=IF(EXACT(&quot;Y&quot;;[.C25]);[.$K25]*[.$I$5];IF(EXACT(&quot;N&quot;;[.C25]);[.$K25]*[.$I$7];[.$K25]*[.$I$9]))" office:value-type="float" office:value="10">
            <text:p>10</text:p>
          </table:table-cell>
          <table:table-cell table:style-name="ce39" table:formula="of:=IF(EXACT(&quot;Y&quot;;[.D25]);[.$K25]*[.$I$5];IF(EXACT(&quot;N&quot;;[.D25]);[.$K25]*[.$I$7];[.$K25]*[.$I$9]))" office:value-type="float" office:value="10">
            <text:p>10</text:p>
          </table:table-cell>
          <table:table-cell table:style-name="ce39" table:formula="of:=IF(EXACT(&quot;Y&quot;;[.E25]);[.$K25]*[.$I$5];IF(EXACT(&quot;N&quot;;[.E25]);[.$K25]*[.$I$7];[.$K25]*[.$I$9]))" office:value-type="float" office:value="10">
            <text:p>10</text:p>
          </table:table-cell>
          <table:table-cell table:style-name="ce39" table:formula="of:=IF(EXACT(&quot;Y&quot;;[.F25]);[.$K25]*[.$I$5];IF(EXACT(&quot;N&quot;;[.F25]);[.$K25]*[.$I$7];[.$K25]*[.$I$9]))" office:value-type="float" office:value="10">
            <text:p>10</text:p>
          </table:table-cell>
          <table:table-cell table:style-name="ce39" table:formula="of:=IF(EXACT(&quot;Y&quot;;[.G25]);[.$K25]*[.$I$5];IF(EXACT(&quot;N&quot;;[.G25]);[.$K25]*[.$I$7];[.$K25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Proven</text:p>
          </table:table-cell>
          <table:table-cell table:style-name="ce10" office:value-type="string">
            <text:p>Y</text:p>
          </table:table-cell>
          <table:table-cell table:number-columns-repeated="3"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number-columns-repeated="2"/>
          <table:table-cell table:style-name="ce4" table:formula="of:=[$Sheet1.$A$26]" office:value-type="string" office:string-value="Proven">
            <text:p>Proven</text:p>
          </table:table-cell>
          <table:table-cell table:style-name="ce39" office:value-type="float" office:value="30">
            <text:p>30</text:p>
          </table:table-cell>
          <table:table-cell table:style-name="ce39" table:formula="of:=IF(EXACT(&quot;Y&quot;;[.B26]);[.$K26]*[.$I$5];IF(EXACT(&quot;N&quot;;[.B26]);[.$K26]*[.$I$7];[.$K26]*[.$I$9]))" office:value-type="float" office:value="30">
            <text:p>30</text:p>
          </table:table-cell>
          <table:table-cell table:style-name="ce39" table:formula="of:=IF(EXACT(&quot;Y&quot;;[.C26]);[.$K26]*[.$I$5];IF(EXACT(&quot;N&quot;;[.C26]);[.$K26]*[.$I$7];[.$K26]*[.$I$9]))" office:value-type="float" office:value="0">
            <text:p>0</text:p>
          </table:table-cell>
          <table:table-cell table:style-name="ce39" table:formula="of:=IF(EXACT(&quot;Y&quot;;[.D26]);[.$K26]*[.$I$5];IF(EXACT(&quot;N&quot;;[.D26]);[.$K26]*[.$I$7];[.$K26]*[.$I$9]))" office:value-type="float" office:value="0">
            <text:p>0</text:p>
          </table:table-cell>
          <table:table-cell table:style-name="ce39" table:formula="of:=IF(EXACT(&quot;Y&quot;;[.E26]);[.$K26]*[.$I$5];IF(EXACT(&quot;N&quot;;[.E26]);[.$K26]*[.$I$7];[.$K26]*[.$I$9]))" office:value-type="float" office:value="0">
            <text:p>0</text:p>
          </table:table-cell>
          <table:table-cell table:style-name="ce39" table:formula="of:=IF(EXACT(&quot;Y&quot;;[.F26]);[.$K26]*[.$I$5];IF(EXACT(&quot;N&quot;;[.F26]);[.$K26]*[.$I$7];[.$K26]*[.$I$9]))" office:value-type="float" office:value="30">
            <text:p>30</text:p>
          </table:table-cell>
          <table:table-cell table:style-name="ce39" table:formula="of:=IF(EXACT(&quot;Y&quot;;[.G26]);[.$K26]*[.$I$5];IF(EXACT(&quot;N&quot;;[.G26]);[.$K26]*[.$I$7];[.$K26]*[.$I$9]))" office:value-type="float" office:value="30">
            <text:p>30</text:p>
          </table:table-cell>
        </table:table-row>
        <table:table-row table:style-name="ro2">
          <table:table-cell table:style-name="ce4" office:value-type="string">
            <text:p>Well-understood &amp; common</text:p>
          </table:table-cell>
          <table:table-cell table:style-name="ce10" office:value-type="string">
            <text:p>Y</text:p>
          </table:table-cell>
          <table:table-cell table:number-columns-repeated="3"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number-columns-repeated="2"/>
          <table:table-cell table:style-name="ce4" table:formula="of:=[$Sheet1.$A$27]" office:value-type="string" office:string-value="Well-understood &amp; common">
            <text:p>Well-understood &amp; common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27]);[.$K27]*[.$I$5];IF(EXACT(&quot;N&quot;;[.B27]);[.$K27]*[.$I$7];[.$K27]*[.$I$9]))" office:value-type="float" office:value="10">
            <text:p>10</text:p>
          </table:table-cell>
          <table:table-cell table:style-name="ce39" table:formula="of:=IF(EXACT(&quot;Y&quot;;[.C27]);[.$K27]*[.$I$5];IF(EXACT(&quot;N&quot;;[.C27]);[.$K27]*[.$I$7];[.$K27]*[.$I$9]))" office:value-type="float" office:value="0">
            <text:p>0</text:p>
          </table:table-cell>
          <table:table-cell table:style-name="ce39" table:formula="of:=IF(EXACT(&quot;Y&quot;;[.D27]);[.$K27]*[.$I$5];IF(EXACT(&quot;N&quot;;[.D27]);[.$K27]*[.$I$7];[.$K27]*[.$I$9]))" office:value-type="float" office:value="0">
            <text:p>0</text:p>
          </table:table-cell>
          <table:table-cell table:style-name="ce39" table:formula="of:=IF(EXACT(&quot;Y&quot;;[.E27]);[.$K27]*[.$I$5];IF(EXACT(&quot;N&quot;;[.E27]);[.$K27]*[.$I$7];[.$K27]*[.$I$9]))" office:value-type="float" office:value="0">
            <text:p>0</text:p>
          </table:table-cell>
          <table:table-cell table:style-name="ce39" table:formula="of:=IF(EXACT(&quot;Y&quot;;[.F27]);[.$K27]*[.$I$5];IF(EXACT(&quot;N&quot;;[.F27]);[.$K27]*[.$I$7];[.$K27]*[.$I$9]))" office:value-type="float" office:value="10">
            <text:p>10</text:p>
          </table:table-cell>
          <table:table-cell table:style-name="ce39" table:formula="of:=IF(EXACT(&quot;Y&quot;;[.G27]);[.$K27]*[.$I$5];IF(EXACT(&quot;N&quot;;[.G27]);[.$K27]*[.$I$7];[.$K27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Insert one (rows/sec)</text:p>
          </table:table-cell>
          <table:table-cell table:style-name="ce11" office:value-type="float" office:value="3293">
            <text:p>3,293</text:p>
          </table:table-cell>
          <table:table-cell table:style-name="ce18" office:value-type="float" office:value="235">
            <text:p>235</text:p>
          </table:table-cell>
          <table:table-cell table:style-name="ce20" office:value-type="float" office:value="6204">
            <text:p>6,204</text:p>
          </table:table-cell>
          <table:table-cell table:style-name="ce25" office:value-type="float" office:value="3316">
            <text:p>3,316</text:p>
          </table:table-cell>
          <table:table-cell table:style-name="ce27" office:value-type="float" office:value="891">
            <text:p>891</text:p>
          </table:table-cell>
          <table:table-cell table:style-name="ce20" office:value-type="float" office:value="6488">
            <text:p>6,488</text:p>
          </table:table-cell>
          <table:table-cell table:number-columns-repeated="2"/>
          <table:table-cell table:style-name="ce4" table:formula="of:=[$Sheet1.$A$28]" office:value-type="string" office:string-value="Insert one (rows/sec)">
            <text:p>Insert one (rows/sec)</text:p>
          </table:table-cell>
          <table:table-cell table:style-name="ce39" office:value-type="float" office:value="50">
            <text:p>50</text:p>
          </table:table-cell>
          <table:table-cell table:style-name="ce39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0">
            <text:p>50</text:p>
          </table:table-cell>
          <table:table-cell table:style-name="ce50" office:value-type="float" office:value="40">
            <text:p>40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45">
            <text:p>45</text:p>
          </table:table-cell>
        </table:table-row>
        <table:table-row table:style-name="ro2">
          <table:table-cell table:style-name="ce4" office:value-type="string">
            <text:p>Insert many (rows/sec)</text:p>
          </table:table-cell>
          <table:table-cell table:style-name="ce12" table:formula="of:=[.B28]" office:value-type="float" office:value="3293">
            <text:p>3,293</text:p>
          </table:table-cell>
          <table:table-cell table:style-name="ce12" office:value-type="float" office:value="1620">
            <office:annotation draw:style-name="gr2" draw:text-style-name="P2" svg:width="1.1362in" svg:height="0.3902in" svg:x="2.7965in" svg:y="3.6598in" draw:caption-point-x="-2.7965in" draw:caption-point-y="-3.6598in">
              <dc:date>2009-08-03T00:00:00</dc:date>
              <text:p text:style-name="P1"><text:span text:style-name="T1">bulk_save is broken?</text:span></text:p>
            </office:annotation>
            <text:p>1,620</text:p>
          </table:table-cell>
          <table:table-cell table:style-name="ce21" table:formula="of:=[.D28]" office:value-type="float" office:value="6204">
            <office:annotation draw:style-name="gr2" draw:text-style-name="P2" svg:width="1.137in" svg:height="0.2346in" svg:x="4.5748in" svg:y="3.837in" draw:caption-point-x="-4.5748in" draw:caption-point-y="-3.837in">
              <dc:date>2009-08-03T00:00:00</dc:date>
              <text:p text:style-name="P1"><text:span text:style-name="T1">No bulk insert?</text:span></text:p>
            </office:annotation>
            <text:p>6,204</text:p>
          </table:table-cell>
          <table:table-cell table:style-name="ce25" office:value-type="float" office:value="917">
            <text:p>917</text:p>
          </table:table-cell>
          <table:table-cell table:style-name="ce28" office:value-type="float" office:value="5457">
            <text:p>5,457</text:p>
          </table:table-cell>
          <table:table-cell table:style-name="ce26" office:value-type="float" office:value="5774">
            <text:p>5,774</text:p>
          </table:table-cell>
          <table:table-cell table:number-columns-repeated="2"/>
          <table:table-cell table:style-name="ce4" table:formula="of:=[$Sheet1.$A$29]" office:value-type="string" office:string-value="Insert many (rows/sec)">
            <text:p>Insert many (rows/sec)</text:p>
          </table:table-cell>
          <table:table-cell table:style-name="ce39"/>
          <table:table-cell table:style-name="ce43" table:number-columns-repeated="2"/>
          <table:table-cell table:style-name="ce47"/>
          <table:table-cell table:style-name="ce50" table:number-columns-repeated="3"/>
        </table:table-row>
        <table:table-row table:style-name="ro2">
          <table:table-cell table:style-name="ce4" office:value-type="string">
            <text:p>Retrieve one (rows/sec)</text:p>
          </table:table-cell>
          <table:table-cell table:style-name="ce11" office:value-type="float" office:value="1438">
            <text:p>1,438</text:p>
          </table:table-cell>
          <table:table-cell table:style-name="ce18" office:value-type="float" office:value="404">
            <text:p>404</text:p>
          </table:table-cell>
          <table:table-cell table:style-name="ce20" office:value-type="float" office:value="5787">
            <text:p>5,787</text:p>
          </table:table-cell>
          <table:table-cell table:style-name="ce25" office:value-type="float" office:value="1375">
            <text:p>1,375</text:p>
          </table:table-cell>
          <table:table-cell table:style-name="ce28" office:value-type="float" office:value="3848">
            <text:p>3,848</text:p>
          </table:table-cell>
          <table:table-cell table:style-name="ce25" office:value-type="float" office:value="1378">
            <text:p>1,378</text:p>
          </table:table-cell>
          <table:table-cell table:number-columns-repeated="2"/>
          <table:table-cell table:style-name="ce4" table:formula="of:=[$Sheet1.$A$30]" office:value-type="string" office:string-value="Retrieve one (rows/sec)">
            <text:p>Retrieve one (rows/sec)</text:p>
          </table:table-cell>
          <table:table-cell table:style-name="ce39"/>
          <table:table-cell table:style-name="ce44" table:number-columns-repeated="2"/>
          <table:table-cell table:style-name="ce48"/>
          <table:table-cell table:style-name="ce50" table:number-columns-repeated="3"/>
        </table:table-row>
        <table:table-row table:style-name="ro2">
          <table:table-cell table:style-name="ce4" office:value-type="string">
            <text:p>Query one (rows/sec)</text:p>
          </table:table-cell>
          <table:table-cell table:style-name="ce13"/>
          <table:table-cell table:style-name="ce13" office:value-type="float" office:value="237">
            <office:annotation draw:style-name="gr2" draw:text-style-name="P2" svg:width="1.1362in" svg:height="0.2346in" svg:x="2.7965in" svg:y="4.0142in" draw:caption-point-x="-2.7965in" draw:caption-point-y="-4.0142in">
              <dc:date>2009-08-03T00:00:00</dc:date>
              <text:p text:style-name="P1"><text:span text:style-name="T1">How to query?!</text:span></text:p>
            </office:annotation>
            <text:p>237</text:p>
          </table:table-cell>
          <table:table-cell table:style-name="ce20" office:value-type="float" office:value="2793">
            <text:p>2,793</text:p>
          </table:table-cell>
          <table:table-cell table:style-name="ce25" table:formula="of:=[.E30]" office:value-type="float" office:value="1375">
            <text:p>1,375</text:p>
          </table:table-cell>
          <table:table-cell table:style-name="ce20" table:formula="of:=[.F30]" office:value-type="float" office:value="3848">
            <text:p>3,848</text:p>
          </table:table-cell>
          <table:table-cell table:style-name="ce25" table:formula="of:=[.G30]" office:value-type="float" office:value="1378">
            <text:p>1,378</text:p>
          </table:table-cell>
          <table:table-cell table:number-columns-repeated="2"/>
          <table:table-cell table:style-name="ce4" table:formula="of:=[$Sheet1.$A$31]" office:value-type="string" office:string-value="Query one (rows/sec)">
            <text:p>Query one (rows/sec)</text:p>
          </table:table-cell>
          <table:table-cell table:style-name="ce39"/>
          <table:table-cell table:style-name="ce43" table:number-columns-repeated="2"/>
          <table:table-cell table:style-name="ce48"/>
          <table:table-cell table:style-name="ce50" table:number-columns-repeated="3"/>
        </table:table-row>
        <table:table-row table:style-name="ro3">
          <table:table-cell table:style-name="ce5" office:value-type="string">
            <text:p>Find all (rows/sec)</text:p>
          </table:table-cell>
          <table:table-cell table:style-name="ce13"/>
          <table:table-cell table:style-name="ce19" office:value-type="float" office:value="9394">
            <office:annotation draw:style-name="gr2" draw:text-style-name="P2" svg:width="1.1362in" svg:height="0.3902in" svg:x="2.7965in" svg:y="4.1913in" draw:caption-point-x="-2.7965in" draw:caption-point-y="-4.1913in">
              <dc:date>2009-08-03T00:00:00</dc:date>
              <text:p text:style-name="P1"><text:span text:style-name="T1">How to fetch many?!</text:span></text:p>
            </office:annotation>
            <text:p>9,394</text:p>
          </table:table-cell>
          <table:table-cell table:style-name="ce11" office:value-type="float" office:value="3882">
            <text:p>3,882</text:p>
          </table:table-cell>
          <table:table-cell table:style-name="ce26" office:value-type="float" office:value="7725">
            <text:p>7,725</text:p>
          </table:table-cell>
          <table:table-cell table:style-name="ce20" office:value-type="float" office:value="19830">
            <text:p>19,830</text:p>
          </table:table-cell>
          <table:table-cell table:style-name="ce26" office:value-type="float" office:value="18854">
            <text:p>18,854</text:p>
          </table:table-cell>
          <table:table-cell table:number-columns-repeated="2"/>
          <table:table-cell table:style-name="ce37" table:formula="of:=[$Sheet1.$A$32]" office:value-type="string" office:string-value="Find all (rows/sec)">
            <text:p>Find all (rows/sec)</text:p>
          </table:table-cell>
          <table:table-cell table:style-name="ce40"/>
          <table:table-cell table:style-name="ce45" table:number-columns-repeated="2"/>
          <table:table-cell table:style-name="ce49" table:number-columns-repeated="4"/>
        </table:table-row>
        <table:table-row table:style-name="ro3">
          <table:table-cell table:style-name="ce5" office:value-type="string">
            <text:p>Score (bigger is better)</text:p>
          </table:table-cell>
          <table:table-cell table:style-name="ce14" table:formula="of:=[.L33]" office:value-type="percentage" office:value="0.412087912087912">
            <text:p>41%</text:p>
          </table:table-cell>
          <table:table-cell table:style-name="ce14" table:formula="of:=[.M33]" office:value-type="percentage" office:value="0.653846153846154">
            <text:p>65%</text:p>
          </table:table-cell>
          <table:table-cell table:style-name="ce22" table:formula="of:=[.N33]" office:value-type="percentage" office:value="0.85989010989011">
            <text:p>86%</text:p>
          </table:table-cell>
          <table:table-cell table:style-name="ce22" table:formula="of:=[.O33]" office:value-type="percentage" office:value="0.857142857142857">
            <text:p>86%</text:p>
          </table:table-cell>
          <table:table-cell table:style-name="ce29" table:formula="of:=[.P33]" office:value-type="percentage" office:value="0.866758241758242">
            <text:p>87%</text:p>
          </table:table-cell>
          <table:table-cell table:style-name="ce32" table:formula="of:=[.Q33]" office:value-type="percentage" office:value="0.891483516483516">
            <text:p>89%</text:p>
          </table:table-cell>
          <table:table-cell table:number-columns-repeated="2"/>
          <table:table-cell table:style-name="ce37" table:formula="of:=[$Sheet1.$A$33]" office:value-type="string" office:string-value="Score (bigger is better)">
            <text:p>Score (bigger is better)</text:p>
          </table:table-cell>
          <table:table-cell table:style-name="ce41" table:formula="of:=SUM([.K4:.K32])" office:value-type="float" office:value="364">
            <text:p>364</text:p>
          </table:table-cell>
          <table:table-cell table:style-name="ce46" table:formula="of:=SUM([.L4:.L32])/[.$K$33]" office:value-type="percentage" office:value="0.412087912087912">
            <text:p>41%</text:p>
          </table:table-cell>
          <table:table-cell table:style-name="ce46" table:formula="of:=SUM([.M4:.M32])/[.$K$33]" office:value-type="percentage" office:value="0.653846153846154">
            <text:p>65%</text:p>
          </table:table-cell>
          <table:table-cell table:style-name="ce46" table:formula="of:=SUM([.N4:.N32])/[.$K$33]" office:value-type="percentage" office:value="0.85989010989011">
            <text:p>86%</text:p>
          </table:table-cell>
          <table:table-cell table:style-name="ce46" table:formula="of:=SUM([.O4:.O32])/[.$K$33]" office:value-type="percentage" office:value="0.857142857142857">
            <text:p>86%</text:p>
          </table:table-cell>
          <table:table-cell table:style-name="ce46" table:formula="of:=SUM([.P4:.P32])/[.$K$33]" office:value-type="percentage" office:value="0.866758241758242">
            <text:p>87%</text:p>
          </table:table-cell>
          <table:table-cell table:style-name="ce46" table:formula="of:=SUM([.Q4:.Q32])/[.$K$33]" office:value-type="percentage" office:value="0.891483516483516">
            <text:p>89%</text:p>
          </table:table-cell>
        </table:table-row>
        <table:table-row table:style-name="ro3">
          <table:table-cell table:style-name="ce5" office:value-type="string">
            <text:p>Pros:</text:p>
          </table:table-cell>
          <table:table-cell table:style-name="ce15" office:value-type="string">
            <text:p>N/A</text:p>
          </table:table-cell>
          <table:table-cell table:style-name="ce15" office:value-type="string">
            <text:p>Flexible</text:p>
          </table:table-cell>
          <table:table-cell table:style-name="ce23" office:value-type="string">
            <text:p>Quick, multi stores</text:p>
          </table:table-cell>
          <table:table-cell table:style-name="ce23" office:value-type="string">
            <text:p>Easy, complete</text:p>
          </table:table-cell>
          <table:table-cell table:number-columns-repeated="2" table:style-name="ce30" office:value-type="string">
            <text:p>Safe, simple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Cons:</text:p>
          </table:table-cell>
          <table:table-cell table:style-name="ce15" office:value-type="string">
            <text:p>Not persistent</text:p>
          </table:table-cell>
          <table:table-cell table:style-name="ce15" office:value-type="string">
            <text:p>Very slow, tricky</text:p>
          </table:table-cell>
          <table:table-cell table:style-name="ce23" office:value-type="string">
            <text:p>Fewer features, tricky replication</text:p>
          </table:table-cell>
          <table:table-cell table:style-name="ce23" office:value-type="string">
            <text:p>Slower than DB</text:p>
          </table:table-cell>
          <table:table-cell table:number-columns-repeated="2" table:style-name="ce30" office:value-type="string">
            <text:p>Schema replication</text:p>
          </table:table-cell>
          <table:table-cell table:number-columns-repeated="10"/>
        </table:table-row>
        <table:table-row table:style-name="ro3">
          <table:table-cell table:style-name="ce6" office:value-type="string">
            <text:p>Conclusion:</text:p>
          </table:table-cell>
          <table:table-cell table:style-name="ce16" office:value-type="string">
            <text:p>Not an option</text:p>
          </table:table-cell>
          <table:table-cell table:style-name="ce16" office:value-type="string">
            <text:p>Probably not</text:p>
          </table:table-cell>
          <table:table-cell table:style-name="ce24" office:value-type="string">
            <text:p>For speed</text:p>
          </table:table-cell>
          <table:table-cell table:style-name="ce24" office:value-type="string">
            <text:p>For general purpose</text:p>
          </table:table-cell>
          <table:table-cell table:style-name="ce31" office:value-type="string">
            <text:p>Grampa is still spry</text:p>
          </table:table-cell>
          <table:table-cell table:style-name="ce31" office:value-type="string">
            <text:p>Quirky kid grew up</text:p>
          </table:table-cell>
          <table:table-cell table:number-columns-repeated="10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Notes:</text:p>
          </table:table-cell>
          <table:table-cell table:number-columns-repeated="16"/>
        </table:table-row>
        <table:table-row table:style-name="ro2">
          <table:table-cell office:value-type="string">
            <text:p>WARNING: These are naive benchmarks that do serial operations in tight loops with small datasets from single host to localhost.</text:p>
          </table:table-cell>
          <table:table-cell table:number-columns-repeated="16"/>
        </table:table-row>
        <table:table-row table:style-name="ro2">
          <table:table-cell office:value-type="string">
            <text:p>[1] CouchDB uses JavaScript programs to provide this functionality.</text:p>
          </table:table-cell>
          <table:table-cell table:number-columns-repeated="16"/>
        </table:table-row>
        <table:table-row table:style-name="ro2">
          <table:table-cell office:value-type="string">
            <text:p>[2] Tokyo Tyrant uses Lua programs to provide this functionality.</text:p>
          </table:table-cell>
          <table:table-cell table:number-columns-repeated="16"/>
        </table:table-row>
        <table:table-row table:style-name="ro2">
          <table:table-cell office:value-type="string">
            <text:p>[3] Replication is tricky, requiring third-party packages and custom infrastructure</text:p>
          </table:table-cell>
          <table:table-cell table:number-columns-repeated="16"/>
        </table:table-row>
        <table:table-row table:style-name="ro2">
          <table:table-cell office:value-type="string">
            <text:p>[4] MySQL DDL replication is slow, risky, and may require restarting cluster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>
            <draw:frame table:end-cell-address="Sheet1.C60" table:end-x="0.1909in" table:end-y="0.1205in" draw:z-index="5" draw:style-name="gr1" svg:width="2.0453in" svg:height="2.7555in" svg:x="1.5819in" svg:y="0.0217in">
              <draw:object draw:notify-on-update-of-ranges="Sheet1.A29:Sheet1.A32 Sheet1.C3:Sheet1.C3 Sheet1.C28:Sheet1.C32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Sheet1.A60" table:end-x="1.6in" table:end-y="0.1205in" draw:z-index="6" draw:style-name="gr1" svg:width="1.6in" svg:height="2.7555in" svg:x="0in" svg:y="0.0217in">
              <draw:object draw:notify-on-update-of-ranges="Sheet1.A29:Sheet1.A32 Sheet1.B3:Sheet1.B3 Sheet1.B28:Sheet1.B3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>
            <draw:frame table:end-cell-address="Sheet1.D60" table:end-x="0.5205in" table:end-y="0.1248in" draw:z-index="2" draw:style-name="gr1" svg:width="1.75in" svg:height="2.7598in" svg:x="0.1654in" svg:y="0.0217in">
              <draw:object draw:notify-on-update-of-ranges="Sheet1.A29:Sheet1.A32 Sheet1.D3:Sheet1.D3 Sheet1.D28:Sheet1.D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>
            <draw:frame table:end-cell-address="Sheet1.E60" table:end-x="0.8724in" table:end-y="0.1248in" draw:z-index="1" draw:style-name="gr1" svg:width="1.75in" svg:height="2.7598in" svg:x="0.5169in" svg:y="0.0217in">
              <draw:object draw:notify-on-update-of-ranges="Sheet1.A29:Sheet1.A32 Sheet1.E3:Sheet1.E3 Sheet1.E28:Sheet1.E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>
            <draw:frame table:end-cell-address="Sheet1.F60" table:end-x="1.2102in" table:end-y="0.1248in" draw:z-index="4" draw:style-name="gr1" svg:width="1.75in" svg:height="2.7598in" svg:x="0.8551in" svg:y="0.0217in">
              <draw:object draw:notify-on-update-of-ranges="Sheet1.A29:Sheet1.A32 Sheet1.F3:Sheet1.F3 Sheet1.F28:Sheet1.F3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>
            <draw:frame table:end-cell-address="Sheet1.H60" table:end-x="0.3118in" table:end-y="0.1248in" draw:z-index="3" draw:style-name="gr1" svg:width="1.9in" svg:height="2.7598in" svg:x="1.2016in" svg:y="0.0217in">
              <draw:object draw:notify-on-update-of-ranges="Sheet1.A29:Sheet1.A32 Sheet1.G3:Sheet1.G3 Sheet1.G28:Sheet1.G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15">
          <table:table-cell table:number-columns-repeated="17"/>
        </table:table-row>
        <table:table-row table:style-name="ro2">
          <table:table-cell>
            <draw:frame table:end-cell-address="Sheet1.D94" table:end-x="0.8055in" table:end-y="0.0988in" draw:z-index="0" draw:style-name="gr1" svg:width="4.9004in" svg:height="5.8909in" svg:x="0.7362in" svg:y="0.0524in">
              <draw:object draw:notify-on-update-of-ranges="Sheet1.A29:Sheet1.A32 Sheet1.B3:Sheet1.B3 Sheet1.B28:Sheet1.B32 Sheet1.C3:Sheet1.C3 Sheet1.C28:Sheet1.C32 Sheet1.D3:Sheet1.D3 Sheet1.D28:Sheet1.D32 Sheet1.E3:Sheet1.E3 Sheet1.E28:Sheet1.E32 Sheet1.G3:Sheet1.G3 Sheet1.G28:Sheet1.G32 Sheet1.F3:Sheet1.F3 Sheet1.F28:Sheet1.F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4"/>
          <table:table-cell>
            <draw:frame table:end-cell-address="Sheet1.G82" table:end-x="1.2677in" table:end-y="0.0335in" draw:z-index="7" draw:style-name="gr1" svg:width="3.4492in" svg:height="2.7555in" svg:x="0.6083in" svg:y="0.1118in">
              <draw:object draw:notify-on-update-of-ranges="Sheet1.B3:Sheet1.G3 Sheet1.B33:Sheet1.G3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percentage-style style:name="N118">
      <number:number number:decimal-places="3" number:min-integer-digits="1"/>
      <number:text>%</number:text>
    </number:percentage-style>
    <number:percentage-style style:name="N119">
      <number:number number:decimal-places="4" number:min-integer-digits="1"/>
      <number:text>%</number:text>
    </number:percentage-style>
    <number:percentage-style style:name="N120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08/11/2009</text:date>, <text:time>12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48:38</meta:creation-date>
    <meta:generator>OpenOffice.org/3.0$Linux OpenOffice.org_project/300m15$Build-9379</meta:generator>
    <dc:date>2009-08-11T12:48:19</dc:date>
    <meta:editing-duration>PT06H42M40S</meta:editing-duration>
    <meta:editing-cycles>88</meta:editing-cycles>
    <meta:document-statistic meta:table-count="3" meta:cell-count="469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634437561035pt" style:font-size-asian="12.9634437561035pt" style:font-size-complex="12.9634437561035pt"/>
    </style:style>
    <style:style style:name="ch3" style:family="chart">
      <style:graphic-properties draw:stroke="none" svg:stroke-color="#b3b3b3" draw:fill="none" draw:fill-color="#e6e6e6"/>
      <style:text-properties fo:font-size="7.97750377655029pt" style:font-size-asian="7.97750377655029pt" style:font-size-complex="7.97750377655029pt"/>
    </style:style>
    <style:style style:name="ch4" style:family="chart">
      <style:chart-properties chart:vertic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7469139099121pt" style:font-size-asian="8.97469139099121pt" style:font-size-complex="8.97469139099121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2.448cm" svg:height="14.964cm" chart:class="chart:bar" chart:column-mapping="0 1 2 4 3" chart:style-name="ch1">
        <chart:title svg:x="3.318cm" svg:y="0.309cm" chart:style-name="ch2">
          <text:p>Data Store Performance</text:p>
        </chart:title>
        <chart:legend chart:legend-position="bottom" svg:x="1.547cm" svg:y="13.785cm" chart:style-name="ch3"/>
        <chart:plot-area chart:style-name="ch4" table:cell-range-address="$Sheet1.$A$29:$A$32;$Sheet1.$B$3:$G$3;$Sheet1.$B$28:$G$32" chart:data-source-has-labels="both" svg:x="-5.555cm" svg:y="1.206cm" svg:width="17.506cm" svg:height="11.714cm">
          <chart:axis chart:dimension="x" chart:name="primary-x" chart:style-name="ch5">
            <chart:categories table:cell-range-address="Sheet1.A29:Sheet1.A32"/>
          </chart:axis>
          <chart:axis chart:dimension="y" chart:name="primary-y" chart:style-name="ch6">
            <chart:title svg:x="3.314cm" svg:y="13.227cm" chart:style-name="ch7">
              <text:p>Rows per second (bigger is better)</text:p>
            </chart:title>
            <chart:grid chart:style-name="ch8" chart:class="major"/>
          </chart:axis>
          <chart:series chart:style-name="ch9" chart:values-cell-range-address="Sheet1.B28:Sheet1.B32" chart:label-cell-address="Sheet1.B3:Sheet1.B3" chart:class="chart:bar">
            <chart:data-point chart:repeated="5"/>
          </chart:series>
          <chart:series chart:style-name="ch10" chart:values-cell-range-address="Sheet1.C28:Sheet1.C32" chart:label-cell-address="Sheet1.C3:Sheet1.C3" chart:class="chart:bar">
            <chart:data-point chart:repeated="5"/>
          </chart:series>
          <chart:series chart:style-name="ch11" chart:values-cell-range-address="Sheet1.D28:Sheet1.D32" chart:label-cell-address="Sheet1.D3:Sheet1.D3" chart:class="chart:bar">
            <chart:data-point chart:repeated="5"/>
          </chart:series>
          <chart:series chart:style-name="ch12" chart:values-cell-range-address="Sheet1.E28:Sheet1.E32" chart:label-cell-address="Sheet1.E3:Sheet1.E3" chart:class="chart:bar">
            <chart:data-point chart:repeated="5"/>
          </chart:series>
          <chart:series chart:style-name="ch13" chart:values-cell-range-address="Sheet1.G28:Sheet1.G32" chart:label-cell-address="Sheet1.G3:Sheet1.G3" chart:class="chart:bar">
            <chart:data-point chart:repeated="5"/>
          </chart:series>
          <chart:series chart:style-name="ch14" chart:values-cell-range-address="Sheet1.F28:Sheet1.F32" chart:label-cell-address="Sheet1.F3:Sheet1.F3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emcache</text:p>
              </table:table-cell>
              <table:table-cell office:value-type="string">
                <text:p text:id="Sheet1.C3:Sheet1.C3">CouchDB</text:p>
              </table:table-cell>
              <table:table-cell office:value-type="string">
                <text:p text:id="Sheet1.D3:Sheet1.D3">TokyoTyrant</text:p>
              </table:table-cell>
              <table:table-cell office:value-type="string">
                <text:p text:id="Sheet1.E3:Sheet1.E3">MongoDB</text:p>
              </table:table-cell>
              <table:table-cell office:value-type="string">
                <text:p text:id="Sheet1.G3:Sheet1.G3">MySQL</text:p>
              </table:table-cell>
              <table:table-cell office:value-type="string">
                <text:p text:id="Sheet1.F3:Sheet1.F3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293">
                <text:p text:id="Sheet1.B28:Sheet1.B32">3293</text:p>
              </table:table-cell>
              <table:table-cell office:value-type="float" office:value="235">
                <text:p text:id="Sheet1.C28:Sheet1.C32">235</text:p>
              </table:table-cell>
              <table:table-cell office:value-type="float" office:value="6204">
                <text:p text:id="Sheet1.D28:Sheet1.D32">6204</text:p>
              </table:table-cell>
              <table:table-cell office:value-type="float" office:value="3316">
                <text:p text:id="Sheet1.E28:Sheet1.E32">3316</text:p>
              </table:table-cell>
              <table:table-cell office:value-type="float" office:value="6488">
                <text:p text:id="Sheet1.G28:Sheet1.G32">6488</text:p>
              </table:table-cell>
              <table:table-cell office:value-type="float" office:value="891">
                <text:p text:id="Sheet1.F28:Sheet1.F32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3293">
                <text:p>3293</text:p>
              </table:table-cell>
              <table:table-cell office:value-type="float" office:value="1620">
                <text:p>1620</text:p>
              </table:table-cell>
              <table:table-cell office:value-type="float" office:value="6204">
                <text:p>6204</text:p>
              </table:table-cell>
              <table:table-cell office:value-type="float" office:value="917">
                <text:p>917</text:p>
              </table:table-cell>
              <table:table-cell office:value-type="float" office:value="5774">
                <text:p>5774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  <table:table-cell office:value-type="float" office:value="404">
                <text:p>404</text:p>
              </table:table-cell>
              <table:table-cell office:value-type="float" office:value="5787">
                <text:p>5787</text:p>
              </table:table-cell>
              <table:table-cell office:value-type="float" office:value="1375">
                <text:p>1375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.#NAN">
                <text:p>1.#NAN</text:p>
              </table:table-cell>
              <table:table-cell office:value-type="float" office:value="237">
                <text:p>237</text:p>
              </table:table-cell>
              <table:table-cell office:value-type="float" office:value="2793">
                <text:p>2793</text:p>
              </table:table-cell>
              <table:table-cell office:value-type="float" office:value="1375">
                <text:p>1375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394">
                <text:p>9394</text:p>
              </table:table-cell>
              <table:table-cell office:value-type="float" office:value="3882">
                <text:p>3882</text:p>
              </table:table-cell>
              <table:table-cell office:value-type="float" office:value="7725">
                <text:p>7725</text:p>
              </table:table-cell>
              <table:table-cell office:value-type="float" office:value="18854">
                <text:p>18854</text:p>
              </table:table-cell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9.21125984191895pt" style:font-size-asian="9.21125984191895pt" style:font-size-complex="9.21125984191895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446cm" svg:height="7.011cm" chart:class="chart:bar" chart:style-name="ch1">
        <chart:title svg:x="1.081cm" svg:y="0.145cm" chart:style-name="ch2">
          <text:p>MongoDB</text:p>
        </chart:title>
        <chart:plot-area chart:style-name="ch3" table:cell-range-address="$Sheet1.$A$29:$A$32;$Sheet1.$E$3;$Sheet1.$E$28:$E$32" chart:data-source-has-labels="both" svg:x="0.087cm" svg:y="0.785cm" svg:width="4.263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8:Sheet1.E32" chart:label-cell-address="Sheet1.E3:Sheet1.E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3:Sheet1.E3">MongoDB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316">
                <text:p text:id="Sheet1.E28:Sheet1.E32">3316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/>
              <table:table-cell office:value-type="float" office:value="7725">
                <text:p>7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18404579162598pt" style:font-size-asian="9.18404579162598pt" style:font-size-complex="9.1840457916259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446cm" svg:height="7.011cm" chart:class="chart:bar" chart:style-name="ch1">
        <chart:title svg:x="1.091cm" svg:y="0.146cm" chart:style-name="ch2">
          <text:p>Tokyo Tyrant</text:p>
        </chart:title>
        <chart:plot-area chart:style-name="ch3" table:cell-range-address="$Sheet1.$A$29:$A$32;$Sheet1.$D$3;$Sheet1.$D$28:$D$32" chart:data-source-has-labels="both" svg:x="0.087cm" svg:y="0.785cm" svg:width="4.263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8:Sheet1.D32" chart:label-cell-address="Sheet1.D3:Sheet1.D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3:Sheet1.D3">TokyoTyrant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6204">
                <text:p text:id="Sheet1.D28:Sheet1.D32">6204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/>
              <table:table-cell office:value-type="float" office:value="3882">
                <text:p>3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9387292861938pt" style:font-size-asian="10.9387292861938pt" style:font-size-complex="10.938729286193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827cm" svg:height="7.011cm" chart:class="chart:bar" chart:style-name="ch1">
        <chart:title svg:x="1.179cm" svg:y="0.147cm" chart:style-name="ch2">
          <text:p>MySQL</text:p>
        </chart:title>
        <chart:plot-area chart:style-name="ch3" table:cell-range-address="$Sheet1.$A$29:$A$32;$Sheet1.$G$3;$Sheet1.$G$28:$G$32" chart:data-source-has-labels="both" svg:x="0.094cm" svg:y="0.785cm" svg:width="4.628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8:Sheet1.G32" chart:label-cell-address="Sheet1.G3:Sheet1.G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3:Sheet1.G3">My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6488">
                <text:p text:id="Sheet1.G28:Sheet1.G32">6488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/>
              <table:table-cell office:value-type="float" office:value="18854">
                <text:p>188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0204286575317pt" style:font-size-asian="13.0204286575317pt" style:font-size-complex="13.020428657531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446cm" svg:height="7.011cm" chart:class="chart:bar" chart:style-name="ch1">
        <chart:title svg:x="1.098cm" svg:y="0.157cm" chart:style-name="ch2">
          <text:p>PostgreSQL</text:p>
        </chart:title>
        <chart:plot-area chart:style-name="ch3" table:cell-range-address="$Sheet1.$A$29:$A$32;$Sheet1.$F$3;$Sheet1.$F$28:$F$32" chart:data-source-has-labels="both" svg:x="0.087cm" svg:y="0.785cm" svg:width="4.263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8:Sheet1.F32" chart:label-cell-address="Sheet1.F3:Sheet1.F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3:Sheet1.F3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891">
                <text:p text:id="Sheet1.F28:Sheet1.F32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8.18212795257568pt" style:font-size-asian="8.18212795257568pt" style:font-size-complex="8.1821279525756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5.196cm" svg:height="7cm" chart:class="chart:bar" chart:style-name="ch1">
        <chart:title svg:x="1.263cm" svg:y="0.146cm" chart:style-name="ch2">
          <text:p>CouchDB</text:p>
        </chart:title>
        <chart:plot-area chart:style-name="ch3" table:cell-range-address="$Sheet1.$A$29:$A$32;$Sheet1.$C$3;$Sheet1.$C$28:$C$32" chart:data-source-has-labels="both" svg:x="0.101cm" svg:y="0.784cm" svg:width="4.985cm" svg:height="6.075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8:Sheet1.C32" chart:label-cell-address="Sheet1.C3:Sheet1.C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C3">CouchDB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235">
                <text:p text:id="Sheet1.C28:Sheet1.C32">235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/>
              <table:table-cell office:value-type="float" office:value="9394">
                <text:p>93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514108657837pt" style:font-size-asian="12.8514108657837pt" style:font-size-complex="12.851410865783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cm" chart:class="chart:bar" chart:style-name="ch1">
        <chart:title svg:x="0.989cm" svg:y="0.156cm" chart:style-name="ch2">
          <text:p>Memcache</text:p>
        </chart:title>
        <chart:plot-area chart:style-name="ch3" table:cell-range-address="$Sheet1.$A$29:$A$32;$Sheet1.$B$3;$Sheet1.$B$28:$B$32" chart:data-source-has-labels="both" svg:x="0.08cm" svg:y="0.784cm" svg:width="3.898cm" svg:height="6.075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32" chart:label-cell-address="Sheet1.B3:Sheet1.B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emcache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293">
                <text:p text:id="Sheet1.B28:Sheet1.B32">3293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762cm" svg:height="7cm" chart:class="chart:bar" chart:style-name="ch1">
        <chart:title svg:x="3.583cm" svg:y="0.146cm" chart:style-name="ch2">
          <text:p>Scores</text:p>
        </chart:title>
        <chart:plot-area chart:style-name="ch3" table:cell-range-address="$Sheet1.$B$3:$G$3;$Sheet1.$B$33:$G$33" chart:data-source-has-labels="row" svg:x="0.175cm" svg:y="0.784cm" svg:width="8.41cm" svg:height="6.075cm">
          <chart:axis chart:dimension="x" chart:name="primary-x" chart:style-name="ch4">
            <chart:categories table:cell-range-address="Sheet1.B3:Sheet1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G3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G3">Memcache</text:p>
              </table:table-cell>
              <table:table-cell office:value-type="string">
                <text:p>CouchDB</text:p>
              </table:table-cell>
              <table:table-cell office:value-type="string">
                <text:p>TokyoTyrant</text:p>
              </table:table-cell>
              <table:table-cell office:value-type="string">
                <text:p>MongoDB</text:p>
              </table:table-cell>
              <table:table-cell office:value-type="string">
                <text:p>PostgreSQL</text:p>
              </table:table-cell>
              <table:table-cell office:value-type="string">
                <text:p>MySQL</text:p>
              </table:table-cell>
            </table:table-row>
          </table:table-header-rows>
          <table:table-rows>
            <table:table-row>
              <table:table-cell office:value-type="string">
                <text:p text:id="">Row 33</text:p>
              </table:table-cell>
              <table:table-cell office:value-type="float" office:value="0.412087912087912">
                <text:p text:id="Sheet1.B33:Sheet1.G33">0.412087912087912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85989010989011">
                <text:p>0.8598901098901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66758241758242">
                <text:p>0.866758241758242</text:p>
              </table:table-cell>
              <table:table-cell office:value-type="float" office:value="0.891483516483516">
                <text:p>0.8914835164835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